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/>
    <style:style style:name="ce4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7" table:default-cell-style-name="ce1"/>
        <table:table-column table:style-name="co7" table:default-cell-style-name="Default"/>
        <table:table-column table:style-name="co7" table:default-cell-style-name="ce1"/>
        <table:table-column table:style-name="co7" table:number-columns-repeated="2" table:default-cell-style-name="ce2"/>
        <table:table-column table:style-name="co7" table:number-columns-repeated="2" table:default-cell-style-name="ce1"/>
        <table:table-column table:style-name="co7" table:default-cell-style-name="Default"/>
        <table:table-column table:style-name="co7" table:default-cell-style-name="ce1"/>
        <table:table-column table:style-name="co7" table:default-cell-style-name="Default"/>
        <table:table-column table:style-name="co7" table:default-cell-style-name="ce1"/>
        <table:table-column table:style-name="co7" table:number-columns-repeated="2" table:default-cell-style-name="ce2"/>
        <table:table-column table:style-name="co7" table:number-columns-repeated="2" table:default-cell-style-name="ce1"/>
        <table:table-column table:style-name="co7" table:default-cell-style-name="Default"/>
        <table:table-column table:style-name="co7" table:default-cell-style-name="ce1"/>
        <table:table-column table:style-name="co7" table:default-cell-style-name="Default"/>
        <table:table-column table:style-name="co7" table:default-cell-style-name="ce1"/>
        <table:table-column table:style-name="co7" table:number-columns-repeated="2" table:default-cell-style-name="ce2"/>
        <table:table-column table:style-name="co7" table:number-columns-repeated="2" table:default-cell-style-name="ce1"/>
        <table:table-column table:style-name="co7" table:default-cell-style-name="Default"/>
        <table:table-column table:style-name="co7" table:default-cell-style-name="ce1"/>
        <table:table-column table:style-name="co7" table:default-cell-style-name="Default"/>
        <table:table-column table:style-name="co7" table:default-cell-style-name="ce1"/>
        <table:table-column table:style-name="co7" table:number-columns-repeated="2" table:default-cell-style-name="ce2"/>
        <table:table-column table:style-name="co7" table:number-columns-repeated="2" table:default-cell-style-name="ce1"/>
        <table:table-row table:style-name="ro1"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BATCH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BATCH</text:p>
          </table:table-cell>
          <table:table-cell table:style-name="Default" office:value-type="float" office:value="30" calcext:value-type="float">
            <text:p>30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BATCH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BATCH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BATCH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EPOCH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EPOCH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EPOCH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EPOCH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EPOCH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client_id</text:p>
          </table:table-cell>
          <table:table-cell office:value-type="string" calcext:value-type="string">
            <text:p>numSample</text:p>
          </table:table-cell>
          <table:table-cell table:style-name="Default" office:value-type="string" calcext:value-type="string">
            <text:p>numBatch</text:p>
          </table:table-cell>
          <table:table-cell table:style-name="Default" office:value-type="string" calcext:value-type="string">
            <text:p>BatchEXEtime</text:p>
          </table:table-cell>
          <table:table-cell table:style-name="Default" office:value-type="string" calcext:value-type="string">
            <text:p>startEXEtime</text:p>
          </table:table-cell>
          <table:table-cell table:style-name="Default" office:value-type="string" calcext:value-type="string">
            <text:p>不包含启动时间</text:p>
          </table:table-cell>
          <table:table-cell table:style-name="Default" office:value-type="string" calcext:value-type="string">
            <text:p>包含启动时间</text:p>
          </table:table-cell>
          <table:table-cell/>
          <table:table-cell table:style-name="Default" office:value-type="string" calcext:value-type="string">
            <text:p>client_id</text:p>
          </table:table-cell>
          <table:table-cell office:value-type="string" calcext:value-type="string">
            <text:p>numSample</text:p>
          </table:table-cell>
          <table:table-cell table:style-name="Default" office:value-type="string" calcext:value-type="string">
            <text:p>numBatch</text:p>
          </table:table-cell>
          <table:table-cell table:style-name="Default" office:value-type="string" calcext:value-type="string">
            <text:p>BatchEXEtime</text:p>
          </table:table-cell>
          <table:table-cell table:style-name="Default" office:value-type="string" calcext:value-type="string">
            <text:p>startEXEtime</text:p>
          </table:table-cell>
          <table:table-cell table:style-name="Default" office:value-type="string" calcext:value-type="string">
            <text:p>不包含启动时间</text:p>
          </table:table-cell>
          <table:table-cell table:style-name="Default" office:value-type="string" calcext:value-type="string">
            <text:p>包含启动时间</text:p>
          </table:table-cell>
          <table:table-cell/>
          <table:table-cell table:style-name="Default" office:value-type="string" calcext:value-type="string">
            <text:p>client_id</text:p>
          </table:table-cell>
          <table:table-cell office:value-type="string" calcext:value-type="string">
            <text:p>numSample</text:p>
          </table:table-cell>
          <table:table-cell table:style-name="Default" office:value-type="string" calcext:value-type="string">
            <text:p>numBatch</text:p>
          </table:table-cell>
          <table:table-cell table:style-name="Default" office:value-type="string" calcext:value-type="string">
            <text:p>BatchEXEtime</text:p>
          </table:table-cell>
          <table:table-cell table:style-name="Default" office:value-type="string" calcext:value-type="string">
            <text:p>startEXEtime</text:p>
          </table:table-cell>
          <table:table-cell table:style-name="Default" office:value-type="string" calcext:value-type="string">
            <text:p>不包含启动时间</text:p>
          </table:table-cell>
          <table:table-cell table:style-name="Default" office:value-type="string" calcext:value-type="string">
            <text:p>包含启动时间</text:p>
          </table:table-cell>
          <table:table-cell/>
          <table:table-cell table:style-name="Default" office:value-type="string" calcext:value-type="string">
            <text:p>client_id</text:p>
          </table:table-cell>
          <table:table-cell office:value-type="string" calcext:value-type="string">
            <text:p>numSample</text:p>
          </table:table-cell>
          <table:table-cell table:style-name="Default" office:value-type="string" calcext:value-type="string">
            <text:p>numBatch</text:p>
          </table:table-cell>
          <table:table-cell table:style-name="Default" office:value-type="string" calcext:value-type="string">
            <text:p>BatchEXEtime</text:p>
          </table:table-cell>
          <table:table-cell table:style-name="Default" office:value-type="string" calcext:value-type="string">
            <text:p>startEXEtime</text:p>
          </table:table-cell>
          <table:table-cell table:style-name="Default" office:value-type="string" calcext:value-type="string">
            <text:p>不包含启动时间</text:p>
          </table:table-cell>
          <table:table-cell table:style-name="Default" office:value-type="string" calcext:value-type="string">
            <text:p>包含启动时间</text:p>
          </table:table-cell>
          <table:table-cell/>
          <table:table-cell table:style-name="Default" office:value-type="string" calcext:value-type="string">
            <text:p>client_id</text:p>
          </table:table-cell>
          <table:table-cell office:value-type="string" calcext:value-type="string">
            <text:p>numSample</text:p>
          </table:table-cell>
          <table:table-cell table:style-name="Default" office:value-type="string" calcext:value-type="string">
            <text:p>numBatch</text:p>
          </table:table-cell>
          <table:table-cell table:style-name="Default" office:value-type="string" calcext:value-type="string">
            <text:p>BatchEXEtime</text:p>
          </table:table-cell>
          <table:table-cell table:style-name="Default" office:value-type="string" calcext:value-type="string">
            <text:p>startEXEtime</text:p>
          </table:table-cell>
          <table:table-cell table:style-name="Default" office:value-type="string" calcext:value-type="string">
            <text:p>不包含启动时间</text:p>
          </table:table-cell>
          <table:table-cell table:style-name="Default" office:value-type="string" calcext:value-type="string">
            <text:p>包含启动时间</text:p>
          </table:table-cell>
        </table:table-row>
        <table:table-row table:style-name="ro1">
          <table:table-cell office:value-type="string" calcext:value-type="string">
            <text:p>f0905_43</text:p>
          </table:table-cell>
          <table:table-cell table:style-name="ce1" office:value-type="float" office:value="78" calcext:value-type="float">
            <text:p>78</text:p>
          </table:table-cell>
          <table:table-cell table:formula="of:=ROUNDUP([.B4]*5/20)" office:value-type="float" office:value="20" calcext:value-type="float">
            <text:p>20</text:p>
          </table:table-cell>
          <table:table-cell table:formula="of:=[.F4]/[.C4]*1000" office:value-type="float" office:value="32.1173" calcext:value-type="float">
            <text:p>32</text:p>
          </table:table-cell>
          <table:table-cell table:formula="of:=[.G4]/[.C4]*1000" office:value-type="float" office:value="89.9327" calcext:value-type="float">
            <text:p>90</text:p>
          </table:table-cell>
          <table:table-cell office:value-type="float" office:value="0.642346" calcext:value-type="float">
            <text:p>0.642346</text:p>
          </table:table-cell>
          <table:table-cell office:value-type="float" office:value="1.798654" calcext:value-type="float">
            <text:p>1.798654</text:p>
          </table:table-cell>
          <table:table-cell/>
          <table:table-cell office:value-type="string" calcext:value-type="string">
            <text:p>f0905_43</text:p>
          </table:table-cell>
          <table:table-cell table:style-name="ce1" office:value-type="float" office:value="78" calcext:value-type="float">
            <text:p>78</text:p>
          </table:table-cell>
          <table:table-cell table:formula="of:=ROUNDUP([.J4]*5/30)" office:value-type="float" office:value="13" calcext:value-type="float">
            <text:p>13</text:p>
          </table:table-cell>
          <table:table-cell table:formula="of:=[.N4]/[.K4]*1000" office:value-type="float" office:value="48.3410769230769" calcext:value-type="float">
            <text:p>48</text:p>
          </table:table-cell>
          <table:table-cell table:formula="of:=[.O4]/[.K4]*1000" office:value-type="float" office:value="136.658153846154" calcext:value-type="float">
            <text:p>137</text:p>
          </table:table-cell>
          <table:table-cell office:value-type="float" office:value="0.628434" calcext:value-type="float">
            <text:p>0.628434</text:p>
          </table:table-cell>
          <table:table-cell office:value-type="float" office:value="1.776556" calcext:value-type="float">
            <text:p>1.776556</text:p>
          </table:table-cell>
          <table:table-cell/>
          <table:table-cell office:value-type="string" calcext:value-type="string">
            <text:p>f0905_43</text:p>
          </table:table-cell>
          <table:table-cell table:style-name="ce1" office:value-type="float" office:value="78" calcext:value-type="float">
            <text:p>78</text:p>
          </table:table-cell>
          <table:table-cell table:formula="of:=ROUNDUP([.R4]*5/40)" office:value-type="float" office:value="10" calcext:value-type="float">
            <text:p>10</text:p>
          </table:table-cell>
          <table:table-cell table:formula="of:=[.V4]/[.S4]*1000" office:value-type="float" office:value="65.4092" calcext:value-type="float">
            <text:p>65</text:p>
          </table:table-cell>
          <table:table-cell table:formula="of:=[.W4]/[.S4]*1000" office:value-type="float" office:value="182.2627" calcext:value-type="float">
            <text:p>182</text:p>
          </table:table-cell>
          <table:table-cell office:value-type="float" office:value="0.654092" calcext:value-type="float">
            <text:p>0.654092</text:p>
          </table:table-cell>
          <table:table-cell office:value-type="float" office:value="1.822627" calcext:value-type="float">
            <text:p>1.822627</text:p>
          </table:table-cell>
          <table:table-cell/>
          <table:table-cell office:value-type="string" calcext:value-type="string">
            <text:p>f0905_43</text:p>
          </table:table-cell>
          <table:table-cell table:style-name="ce1" office:value-type="float" office:value="78" calcext:value-type="float">
            <text:p>78</text:p>
          </table:table-cell>
          <table:table-cell table:formula="of:=ROUNDUP([.Z4]*5/50)" office:value-type="float" office:value="8" calcext:value-type="float">
            <text:p>8</text:p>
          </table:table-cell>
          <table:table-cell table:formula="of:=[.AD4]/[.AA4]*1000" office:value-type="float" office:value="77.979125" calcext:value-type="float">
            <text:p>78</text:p>
          </table:table-cell>
          <table:table-cell table:formula="of:=[.AE4]/[.AA4]*1000" office:value-type="float" office:value="219.242" calcext:value-type="float">
            <text:p>219</text:p>
          </table:table-cell>
          <table:table-cell office:value-type="float" office:value="0.623833" calcext:value-type="float">
            <text:p>0.623833</text:p>
          </table:table-cell>
          <table:table-cell office:value-type="float" office:value="1.753936" calcext:value-type="float">
            <text:p>1.753936</text:p>
          </table:table-cell>
          <table:table-cell/>
          <table:table-cell office:value-type="string" calcext:value-type="string">
            <text:p>f0905_43</text:p>
          </table:table-cell>
          <table:table-cell table:style-name="ce1" office:value-type="float" office:value="78" calcext:value-type="float">
            <text:p>78</text:p>
          </table:table-cell>
          <table:table-cell table:formula="of:=ROUNDUP([.AH4]*5/100)" office:value-type="float" office:value="4" calcext:value-type="float">
            <text:p>4</text:p>
          </table:table-cell>
          <table:table-cell table:formula="of:=[.AL4]/[.AI4]*1000" office:value-type="float" office:value="153.118" calcext:value-type="float">
            <text:p>153</text:p>
          </table:table-cell>
          <table:table-cell table:formula="of:=[.AM4]/[.AI4]*1000" office:value-type="float" office:value="451.53575" calcext:value-type="float">
            <text:p>452</text:p>
          </table:table-cell>
          <table:table-cell office:value-type="float" office:value="0.612472" calcext:value-type="float">
            <text:p>0.612472</text:p>
          </table:table-cell>
          <table:table-cell office:value-type="float" office:value="1.806143" calcext:value-type="float">
            <text:p>1.806143</text:p>
          </table:table-cell>
        </table:table-row>
        <table:table-row table:style-name="ro1">
          <table:table-cell office:value-type="string" calcext:value-type="string">
            <text:p>f0665_47</text:p>
          </table:table-cell>
          <table:table-cell office:value-type="float" office:value="104" calcext:value-type="float">
            <text:p>104</text:p>
          </table:table-cell>
          <table:table-cell table:formula="of:=ROUNDUP([.B5]*5/20)" office:value-type="float" office:value="26" calcext:value-type="float">
            <text:p>26</text:p>
          </table:table-cell>
          <table:table-cell table:formula="of:=[.F5]/[.C5]*1000" office:value-type="float" office:value="24.4216923076923" calcext:value-type="float">
            <text:p>24</text:p>
          </table:table-cell>
          <table:table-cell table:formula="of:=[.G5]/[.C5]*1000" office:value-type="float" office:value="68.9233846153846" calcext:value-type="float">
            <text:p>69</text:p>
          </table:table-cell>
          <table:table-cell office:value-type="float" office:value="0.634964" calcext:value-type="float">
            <text:p>0.634964</text:p>
          </table:table-cell>
          <table:table-cell office:value-type="float" office:value="1.792008" calcext:value-type="float">
            <text:p>1.792008</text:p>
          </table:table-cell>
          <table:table-cell/>
          <table:table-cell office:value-type="string" calcext:value-type="string">
            <text:p>f0665_47</text:p>
          </table:table-cell>
          <table:table-cell office:value-type="float" office:value="104" calcext:value-type="float">
            <text:p>104</text:p>
          </table:table-cell>
          <table:table-cell table:formula="of:=ROUNDUP([.J5]*5/30)" office:value-type="float" office:value="18" calcext:value-type="float">
            <text:p>18</text:p>
          </table:table-cell>
          <table:table-cell table:formula="of:=[.N5]/[.K5]*1000" office:value-type="float" office:value="34.7521666666667" calcext:value-type="float">
            <text:p>35</text:p>
          </table:table-cell>
          <table:table-cell table:formula="of:=[.O5]/[.K5]*1000" office:value-type="float" office:value="97.7849444444444" calcext:value-type="float">
            <text:p>98</text:p>
          </table:table-cell>
          <table:table-cell office:value-type="float" office:value="0.625539" calcext:value-type="float">
            <text:p>0.625539</text:p>
          </table:table-cell>
          <table:table-cell office:value-type="float" office:value="1.760129" calcext:value-type="float">
            <text:p>1.760129</text:p>
          </table:table-cell>
          <table:table-cell/>
          <table:table-cell office:value-type="string" calcext:value-type="string">
            <text:p>f0665_47</text:p>
          </table:table-cell>
          <table:table-cell office:value-type="float" office:value="104" calcext:value-type="float">
            <text:p>104</text:p>
          </table:table-cell>
          <table:table-cell table:formula="of:=ROUNDUP([.R5]*5/40)" office:value-type="float" office:value="13" calcext:value-type="float">
            <text:p>13</text:p>
          </table:table-cell>
          <table:table-cell table:formula="of:=[.V5]/[.S5]*1000" office:value-type="float" office:value="49.6416153846154" calcext:value-type="float">
            <text:p>50</text:p>
          </table:table-cell>
          <table:table-cell table:formula="of:=[.W5]/[.S5]*1000" office:value-type="float" office:value="137.41" calcext:value-type="float">
            <text:p>137</text:p>
          </table:table-cell>
          <table:table-cell office:value-type="float" office:value="0.645341" calcext:value-type="float">
            <text:p>0.645341</text:p>
          </table:table-cell>
          <table:table-cell office:value-type="float" office:value="1.78633" calcext:value-type="float">
            <text:p>1.78633</text:p>
          </table:table-cell>
          <table:table-cell/>
          <table:table-cell office:value-type="string" calcext:value-type="string">
            <text:p>f0665_47</text:p>
          </table:table-cell>
          <table:table-cell office:value-type="float" office:value="104" calcext:value-type="float">
            <text:p>104</text:p>
          </table:table-cell>
          <table:table-cell table:formula="of:=ROUNDUP([.Z5]*5/50)" office:value-type="float" office:value="11" calcext:value-type="float">
            <text:p>11</text:p>
          </table:table-cell>
          <table:table-cell table:formula="of:=[.AD5]/[.AA5]*1000" office:value-type="float" office:value="56.4825454545455" calcext:value-type="float">
            <text:p>56</text:p>
          </table:table-cell>
          <table:table-cell table:formula="of:=[.AE5]/[.AA5]*1000" office:value-type="float" office:value="158.994727272727" calcext:value-type="float">
            <text:p>159</text:p>
          </table:table-cell>
          <table:table-cell office:value-type="float" office:value="0.621308" calcext:value-type="float">
            <text:p>0.621308</text:p>
          </table:table-cell>
          <table:table-cell office:value-type="float" office:value="1.748942" calcext:value-type="float">
            <text:p>1.748942</text:p>
          </table:table-cell>
          <table:table-cell/>
          <table:table-cell office:value-type="string" calcext:value-type="string">
            <text:p>f0665_47</text:p>
          </table:table-cell>
          <table:table-cell office:value-type="float" office:value="104" calcext:value-type="float">
            <text:p>104</text:p>
          </table:table-cell>
          <table:table-cell table:formula="of:=ROUNDUP([.AH5]*5/100)" office:value-type="float" office:value="6" calcext:value-type="float">
            <text:p>6</text:p>
          </table:table-cell>
          <table:table-cell table:formula="of:=[.AL5]/[.AI5]*1000" office:value-type="float" office:value="103.223666666667" calcext:value-type="float">
            <text:p>103</text:p>
          </table:table-cell>
          <table:table-cell table:formula="of:=[.AM5]/[.AI5]*1000" office:value-type="float" office:value="293.9205" calcext:value-type="float">
            <text:p>294</text:p>
          </table:table-cell>
          <table:table-cell office:value-type="float" office:value="0.619342" calcext:value-type="float">
            <text:p>0.619342</text:p>
          </table:table-cell>
          <table:table-cell office:value-type="float" office:value="1.763523" calcext:value-type="float">
            <text:p>1.763523</text:p>
          </table:table-cell>
        </table:table-row>
        <table:table-row table:style-name="ro1">
          <table:table-cell office:value-type="string" calcext:value-type="string">
            <text:p>f1392_44</text:p>
          </table:table-cell>
          <table:table-cell office:value-type="float" office:value="111" calcext:value-type="float">
            <text:p>111</text:p>
          </table:table-cell>
          <table:table-cell table:formula="of:=ROUNDUP([.B6]*5/20)" office:value-type="float" office:value="28" calcext:value-type="float">
            <text:p>28</text:p>
          </table:table-cell>
          <table:table-cell table:formula="of:=[.F6]/[.C6]*1000" office:value-type="float" office:value="22.6512857142857" calcext:value-type="float">
            <text:p>23</text:p>
          </table:table-cell>
          <table:table-cell table:formula="of:=[.G6]/[.C6]*1000" office:value-type="float" office:value="63.4735357142857" calcext:value-type="float">
            <text:p>63</text:p>
          </table:table-cell>
          <table:table-cell office:value-type="float" office:value="0.634236" calcext:value-type="float">
            <text:p>0.634236</text:p>
          </table:table-cell>
          <table:table-cell office:value-type="float" office:value="1.777259" calcext:value-type="float">
            <text:p>1.777259</text:p>
          </table:table-cell>
          <table:table-cell/>
          <table:table-cell office:value-type="string" calcext:value-type="string">
            <text:p>f1392_44</text:p>
          </table:table-cell>
          <table:table-cell office:value-type="float" office:value="111" calcext:value-type="float">
            <text:p>111</text:p>
          </table:table-cell>
          <table:table-cell table:formula="of:=ROUNDUP([.J6]*5/30)" office:value-type="float" office:value="19" calcext:value-type="float">
            <text:p>19</text:p>
          </table:table-cell>
          <table:table-cell table:formula="of:=[.N6]/[.K6]*1000" office:value-type="float" office:value="32.6840526315789" calcext:value-type="float">
            <text:p>33</text:p>
          </table:table-cell>
          <table:table-cell table:formula="of:=[.O6]/[.K6]*1000" office:value-type="float" office:value="93.0527368421053" calcext:value-type="float">
            <text:p>93</text:p>
          </table:table-cell>
          <table:table-cell office:value-type="float" office:value="0.620997" calcext:value-type="float">
            <text:p>0.620997</text:p>
          </table:table-cell>
          <table:table-cell office:value-type="float" office:value="1.768002" calcext:value-type="float">
            <text:p>1.768002</text:p>
          </table:table-cell>
          <table:table-cell/>
          <table:table-cell office:value-type="string" calcext:value-type="string">
            <text:p>f1392_44</text:p>
          </table:table-cell>
          <table:table-cell office:value-type="float" office:value="111" calcext:value-type="float">
            <text:p>111</text:p>
          </table:table-cell>
          <table:table-cell table:formula="of:=ROUNDUP([.R6]*5/40)" office:value-type="float" office:value="14" calcext:value-type="float">
            <text:p>14</text:p>
          </table:table-cell>
          <table:table-cell table:formula="of:=[.V6]/[.S6]*1000" office:value-type="float" office:value="43.934" calcext:value-type="float">
            <text:p>44</text:p>
          </table:table-cell>
          <table:table-cell table:formula="of:=[.W6]/[.S6]*1000" office:value-type="float" office:value="124.858571428571" calcext:value-type="float">
            <text:p>125</text:p>
          </table:table-cell>
          <table:table-cell office:value-type="float" office:value="0.615076" calcext:value-type="float">
            <text:p>0.615076</text:p>
          </table:table-cell>
          <table:table-cell office:value-type="float" office:value="1.74802" calcext:value-type="float">
            <text:p>1.74802</text:p>
          </table:table-cell>
          <table:table-cell/>
          <table:table-cell office:value-type="string" calcext:value-type="string">
            <text:p>f1392_44</text:p>
          </table:table-cell>
          <table:table-cell office:value-type="float" office:value="111" calcext:value-type="float">
            <text:p>111</text:p>
          </table:table-cell>
          <table:table-cell table:formula="of:=ROUNDUP([.Z6]*5/50)" office:value-type="float" office:value="12" calcext:value-type="float">
            <text:p>12</text:p>
          </table:table-cell>
          <table:table-cell table:formula="of:=[.AD6]/[.AA6]*1000" office:value-type="float" office:value="51.7074166666667" calcext:value-type="float">
            <text:p>52</text:p>
          </table:table-cell>
          <table:table-cell table:formula="of:=[.AE6]/[.AA6]*1000" office:value-type="float" office:value="148.226083333333" calcext:value-type="float">
            <text:p>148</text:p>
          </table:table-cell>
          <table:table-cell office:value-type="float" office:value="0.620489" calcext:value-type="float">
            <text:p>0.620489</text:p>
          </table:table-cell>
          <table:table-cell office:value-type="float" office:value="1.778713" calcext:value-type="float">
            <text:p>1.778713</text:p>
          </table:table-cell>
          <table:table-cell/>
          <table:table-cell office:value-type="string" calcext:value-type="string">
            <text:p>f1392_44</text:p>
          </table:table-cell>
          <table:table-cell office:value-type="float" office:value="111" calcext:value-type="float">
            <text:p>111</text:p>
          </table:table-cell>
          <table:table-cell table:formula="of:=ROUNDUP([.AH6]*5/100)" office:value-type="float" office:value="6" calcext:value-type="float">
            <text:p>6</text:p>
          </table:table-cell>
          <table:table-cell table:formula="of:=[.AL6]/[.AI6]*1000" office:value-type="float" office:value="101.91" calcext:value-type="float">
            <text:p>102</text:p>
          </table:table-cell>
          <table:table-cell table:formula="of:=[.AM6]/[.AI6]*1000" office:value-type="float" office:value="292.599666666667" calcext:value-type="float">
            <text:p>293</text:p>
          </table:table-cell>
          <table:table-cell office:value-type="float" office:value="0.61146" calcext:value-type="float">
            <text:p>0.61146</text:p>
          </table:table-cell>
          <table:table-cell office:value-type="float" office:value="1.755598" calcext:value-type="float">
            <text:p>1.755598</text:p>
          </table:table-cell>
        </table:table-row>
        <table:table-row table:style-name="ro1">
          <table:table-cell office:value-type="string" calcext:value-type="string">
            <text:p>f3946_04</text:p>
          </table:table-cell>
          <table:table-cell office:value-type="float" office:value="112" calcext:value-type="float">
            <text:p>112</text:p>
          </table:table-cell>
          <table:table-cell table:formula="of:=ROUNDUP([.B7]*5/20)" office:value-type="float" office:value="28" calcext:value-type="float">
            <text:p>28</text:p>
          </table:table-cell>
          <table:table-cell table:formula="of:=[.F7]/[.C7]*1000" office:value-type="float" office:value="22.9858928571429" calcext:value-type="float">
            <text:p>23</text:p>
          </table:table-cell>
          <table:table-cell table:formula="of:=[.G7]/[.C7]*1000" office:value-type="float" office:value="64.6318571428571" calcext:value-type="float">
            <text:p>65</text:p>
          </table:table-cell>
          <table:table-cell office:value-type="float" office:value="0.643605" calcext:value-type="float">
            <text:p>0.643605</text:p>
          </table:table-cell>
          <table:table-cell office:value-type="float" office:value="1.809692" calcext:value-type="float">
            <text:p>1.809692</text:p>
          </table:table-cell>
          <table:table-cell/>
          <table:table-cell office:value-type="string" calcext:value-type="string">
            <text:p>f3946_04</text:p>
          </table:table-cell>
          <table:table-cell office:value-type="float" office:value="112" calcext:value-type="float">
            <text:p>112</text:p>
          </table:table-cell>
          <table:table-cell table:formula="of:=ROUNDUP([.J7]*5/30)" office:value-type="float" office:value="19" calcext:value-type="float">
            <text:p>19</text:p>
          </table:table-cell>
          <table:table-cell table:formula="of:=[.N7]/[.K7]*1000" office:value-type="float" office:value="33.8829473684211" calcext:value-type="float">
            <text:p>34</text:p>
          </table:table-cell>
          <table:table-cell table:formula="of:=[.O7]/[.K7]*1000" office:value-type="float" office:value="95.4849473684211" calcext:value-type="float">
            <text:p>95</text:p>
          </table:table-cell>
          <table:table-cell office:value-type="float" office:value="0.643776" calcext:value-type="float">
            <text:p>0.643776</text:p>
          </table:table-cell>
          <table:table-cell office:value-type="float" office:value="1.814214" calcext:value-type="float">
            <text:p>1.814214</text:p>
          </table:table-cell>
          <table:table-cell/>
          <table:table-cell office:value-type="string" calcext:value-type="string">
            <text:p>f3946_04</text:p>
          </table:table-cell>
          <table:table-cell office:value-type="float" office:value="112" calcext:value-type="float">
            <text:p>112</text:p>
          </table:table-cell>
          <table:table-cell table:formula="of:=ROUNDUP([.R7]*5/40)" office:value-type="float" office:value="14" calcext:value-type="float">
            <text:p>14</text:p>
          </table:table-cell>
          <table:table-cell table:formula="of:=[.V7]/[.S7]*1000" office:value-type="float" office:value="44.6507142857143" calcext:value-type="float">
            <text:p>45</text:p>
          </table:table-cell>
          <table:table-cell table:formula="of:=[.W7]/[.S7]*1000" office:value-type="float" office:value="131.350285714286" calcext:value-type="float">
            <text:p>131</text:p>
          </table:table-cell>
          <table:table-cell office:value-type="float" office:value="0.62511" calcext:value-type="float">
            <text:p>0.62511</text:p>
          </table:table-cell>
          <table:table-cell office:value-type="float" office:value="1.838904" calcext:value-type="float">
            <text:p>1.838904</text:p>
          </table:table-cell>
          <table:table-cell/>
          <table:table-cell office:value-type="string" calcext:value-type="string">
            <text:p>f3946_04</text:p>
          </table:table-cell>
          <table:table-cell office:value-type="float" office:value="112" calcext:value-type="float">
            <text:p>112</text:p>
          </table:table-cell>
          <table:table-cell table:formula="of:=ROUNDUP([.Z7]*5/50)" office:value-type="float" office:value="12" calcext:value-type="float">
            <text:p>12</text:p>
          </table:table-cell>
          <table:table-cell table:formula="of:=[.AD7]/[.AA7]*1000" office:value-type="float" office:value="51.1836666666667" calcext:value-type="float">
            <text:p>51</text:p>
          </table:table-cell>
          <table:table-cell table:formula="of:=[.AE7]/[.AA7]*1000" office:value-type="float" office:value="146.208416666667" calcext:value-type="float">
            <text:p>146</text:p>
          </table:table-cell>
          <table:table-cell office:value-type="float" office:value="0.614204" calcext:value-type="float">
            <text:p>0.614204</text:p>
          </table:table-cell>
          <table:table-cell office:value-type="float" office:value="1.754501" calcext:value-type="float">
            <text:p>1.754501</text:p>
          </table:table-cell>
          <table:table-cell/>
          <table:table-cell office:value-type="string" calcext:value-type="string">
            <text:p>f3946_04</text:p>
          </table:table-cell>
          <table:table-cell office:value-type="float" office:value="112" calcext:value-type="float">
            <text:p>112</text:p>
          </table:table-cell>
          <table:table-cell table:formula="of:=ROUNDUP([.AH7]*5/100)" office:value-type="float" office:value="6" calcext:value-type="float">
            <text:p>6</text:p>
          </table:table-cell>
          <table:table-cell table:formula="of:=[.AL7]/[.AI7]*1000" office:value-type="float" office:value="102.173333333333" calcext:value-type="float">
            <text:p>102</text:p>
          </table:table-cell>
          <table:table-cell table:formula="of:=[.AM7]/[.AI7]*1000" office:value-type="float" office:value="294.684833333333" calcext:value-type="float">
            <text:p>295</text:p>
          </table:table-cell>
          <table:table-cell office:value-type="float" office:value="0.61304" calcext:value-type="float">
            <text:p>0.61304</text:p>
          </table:table-cell>
          <table:table-cell office:value-type="float" office:value="1.768109" calcext:value-type="float">
            <text:p>1.768109</text:p>
          </table:table-cell>
        </table:table-row>
        <table:table-row table:style-name="ro1">
          <table:table-cell office:value-type="string" calcext:value-type="string">
            <text:p>f3105_03</text:p>
          </table:table-cell>
          <table:table-cell office:value-type="float" office:value="103" calcext:value-type="float">
            <text:p>103</text:p>
          </table:table-cell>
          <table:table-cell table:formula="of:=ROUNDUP([.B8]*5/20)" office:value-type="float" office:value="26" calcext:value-type="float">
            <text:p>26</text:p>
          </table:table-cell>
          <table:table-cell table:formula="of:=[.F8]/[.C8]*1000" office:value-type="float" office:value="24.2135769230769" calcext:value-type="float">
            <text:p>24</text:p>
          </table:table-cell>
          <table:table-cell table:formula="of:=[.G8]/[.C8]*1000" office:value-type="float" office:value="67.572" calcext:value-type="float">
            <text:p>68</text:p>
          </table:table-cell>
          <table:table-cell office:value-type="float" office:value="0.629553" calcext:value-type="float">
            <text:p>0.629553</text:p>
          </table:table-cell>
          <table:table-cell office:value-type="float" office:value="1.756872" calcext:value-type="float">
            <text:p>1.756872</text:p>
          </table:table-cell>
          <table:table-cell/>
          <table:table-cell office:value-type="string" calcext:value-type="string">
            <text:p>f3105_03</text:p>
          </table:table-cell>
          <table:table-cell office:value-type="float" office:value="103" calcext:value-type="float">
            <text:p>103</text:p>
          </table:table-cell>
          <table:table-cell table:formula="of:=ROUNDUP([.J8]*5/30)" office:value-type="float" office:value="18" calcext:value-type="float">
            <text:p>18</text:p>
          </table:table-cell>
          <table:table-cell table:formula="of:=[.N8]/[.K8]*1000" office:value-type="float" office:value="34.9141111111111" calcext:value-type="float">
            <text:p>35</text:p>
          </table:table-cell>
          <table:table-cell table:formula="of:=[.O8]/[.K8]*1000" office:value-type="float" office:value="98.6095" calcext:value-type="float">
            <text:p>99</text:p>
          </table:table-cell>
          <table:table-cell office:value-type="float" office:value="0.628454" calcext:value-type="float">
            <text:p>0.628454</text:p>
          </table:table-cell>
          <table:table-cell office:value-type="float" office:value="1.774971" calcext:value-type="float">
            <text:p>1.774971</text:p>
          </table:table-cell>
          <table:table-cell/>
          <table:table-cell office:value-type="string" calcext:value-type="string">
            <text:p>f3105_03</text:p>
          </table:table-cell>
          <table:table-cell office:value-type="float" office:value="103" calcext:value-type="float">
            <text:p>103</text:p>
          </table:table-cell>
          <table:table-cell table:formula="of:=ROUNDUP([.R8]*5/40)" office:value-type="float" office:value="13" calcext:value-type="float">
            <text:p>13</text:p>
          </table:table-cell>
          <table:table-cell table:formula="of:=[.V8]/[.S8]*1000" office:value-type="float" office:value="47.6919230769231" calcext:value-type="float">
            <text:p>48</text:p>
          </table:table-cell>
          <table:table-cell table:formula="of:=[.W8]/[.S8]*1000" office:value-type="float" office:value="133.697153846154" calcext:value-type="float">
            <text:p>134</text:p>
          </table:table-cell>
          <table:table-cell office:value-type="float" office:value="0.619995" calcext:value-type="float">
            <text:p>0.619995</text:p>
          </table:table-cell>
          <table:table-cell office:value-type="float" office:value="1.738063" calcext:value-type="float">
            <text:p>1.738063</text:p>
          </table:table-cell>
          <table:table-cell/>
          <table:table-cell office:value-type="string" calcext:value-type="string">
            <text:p>f3105_03</text:p>
          </table:table-cell>
          <table:table-cell office:value-type="float" office:value="103" calcext:value-type="float">
            <text:p>103</text:p>
          </table:table-cell>
          <table:table-cell table:formula="of:=ROUNDUP([.Z8]*5/50)" office:value-type="float" office:value="11" calcext:value-type="float">
            <text:p>11</text:p>
          </table:table-cell>
          <table:table-cell table:formula="of:=[.AD8]/[.AA8]*1000" office:value-type="float" office:value="55.7759090909091" calcext:value-type="float">
            <text:p>56</text:p>
          </table:table-cell>
          <table:table-cell table:formula="of:=[.AE8]/[.AA8]*1000" office:value-type="float" office:value="161.098454545455" calcext:value-type="float">
            <text:p>161</text:p>
          </table:table-cell>
          <table:table-cell office:value-type="float" office:value="0.613535" calcext:value-type="float">
            <text:p>0.613535</text:p>
          </table:table-cell>
          <table:table-cell office:value-type="float" office:value="1.772083" calcext:value-type="float">
            <text:p>1.772083</text:p>
          </table:table-cell>
          <table:table-cell/>
          <table:table-cell office:value-type="string" calcext:value-type="string">
            <text:p>f3105_03</text:p>
          </table:table-cell>
          <table:table-cell office:value-type="float" office:value="103" calcext:value-type="float">
            <text:p>103</text:p>
          </table:table-cell>
          <table:table-cell table:formula="of:=ROUNDUP([.AH8]*5/100)" office:value-type="float" office:value="6" calcext:value-type="float">
            <text:p>6</text:p>
          </table:table-cell>
          <table:table-cell table:formula="of:=[.AL8]/[.AI8]*1000" office:value-type="float" office:value="103.406333333333" calcext:value-type="float">
            <text:p>103</text:p>
          </table:table-cell>
          <table:table-cell table:formula="of:=[.AM8]/[.AI8]*1000" office:value-type="float" office:value="299.418666666667" calcext:value-type="float">
            <text:p>299</text:p>
          </table:table-cell>
          <table:table-cell office:value-type="float" office:value="0.620438" calcext:value-type="float">
            <text:p>0.620438</text:p>
          </table:table-cell>
          <table:table-cell office:value-type="float" office:value="1.796512" calcext:value-type="float">
            <text:p>1.796512</text:p>
          </table:table-cell>
        </table:table-row>
        <table:table-row table:style-name="ro1">
          <table:table-cell office:value-type="string" calcext:value-type="string">
            <text:p>f0272_13</text:p>
          </table:table-cell>
          <table:table-cell office:value-type="float" office:value="94" calcext:value-type="float">
            <text:p>94</text:p>
          </table:table-cell>
          <table:table-cell table:formula="of:=ROUNDUP([.B9]*5/20)" office:value-type="float" office:value="24" calcext:value-type="float">
            <text:p>24</text:p>
          </table:table-cell>
          <table:table-cell table:formula="of:=[.F9]/[.C9]*1000" office:value-type="float" office:value="26.198625" calcext:value-type="float">
            <text:p>26</text:p>
          </table:table-cell>
          <table:table-cell table:formula="of:=[.G9]/[.C9]*1000" office:value-type="float" office:value="73.457875" calcext:value-type="float">
            <text:p>73</text:p>
          </table:table-cell>
          <table:table-cell office:value-type="float" office:value="0.628767" calcext:value-type="float">
            <text:p>0.628767</text:p>
          </table:table-cell>
          <table:table-cell office:value-type="float" office:value="1.762989" calcext:value-type="float">
            <text:p>1.762989</text:p>
          </table:table-cell>
          <table:table-cell/>
          <table:table-cell office:value-type="string" calcext:value-type="string">
            <text:p>f0272_13</text:p>
          </table:table-cell>
          <table:table-cell office:value-type="float" office:value="94" calcext:value-type="float">
            <text:p>94</text:p>
          </table:table-cell>
          <table:table-cell table:formula="of:=ROUNDUP([.J9]*5/30)" office:value-type="float" office:value="16" calcext:value-type="float">
            <text:p>16</text:p>
          </table:table-cell>
          <table:table-cell table:formula="of:=[.N9]/[.K9]*1000" office:value-type="float" office:value="39.608875" calcext:value-type="float">
            <text:p>40</text:p>
          </table:table-cell>
          <table:table-cell table:formula="of:=[.O9]/[.K9]*1000" office:value-type="float" office:value="111.6141875" calcext:value-type="float">
            <text:p>112</text:p>
          </table:table-cell>
          <table:table-cell office:value-type="float" office:value="0.633742" calcext:value-type="float">
            <text:p>0.633742</text:p>
          </table:table-cell>
          <table:table-cell office:value-type="float" office:value="1.785827" calcext:value-type="float">
            <text:p>1.785827</text:p>
          </table:table-cell>
          <table:table-cell/>
          <table:table-cell office:value-type="string" calcext:value-type="string">
            <text:p>f0272_13</text:p>
          </table:table-cell>
          <table:table-cell office:value-type="float" office:value="94" calcext:value-type="float">
            <text:p>94</text:p>
          </table:table-cell>
          <table:table-cell table:formula="of:=ROUNDUP([.R9]*5/40)" office:value-type="float" office:value="12" calcext:value-type="float">
            <text:p>12</text:p>
          </table:table-cell>
          <table:table-cell table:formula="of:=[.V9]/[.S9]*1000" office:value-type="float" office:value="51.707" calcext:value-type="float">
            <text:p>52</text:p>
          </table:table-cell>
          <table:table-cell table:formula="of:=[.W9]/[.S9]*1000" office:value-type="float" office:value="148.163" calcext:value-type="float">
            <text:p>148</text:p>
          </table:table-cell>
          <table:table-cell office:value-type="float" office:value="0.620484" calcext:value-type="float">
            <text:p>0.620484</text:p>
          </table:table-cell>
          <table:table-cell office:value-type="float" office:value="1.777956" calcext:value-type="float">
            <text:p>1.777956</text:p>
          </table:table-cell>
          <table:table-cell/>
          <table:table-cell office:value-type="string" calcext:value-type="string">
            <text:p>f0272_13</text:p>
          </table:table-cell>
          <table:table-cell office:value-type="float" office:value="94" calcext:value-type="float">
            <text:p>94</text:p>
          </table:table-cell>
          <table:table-cell table:formula="of:=ROUNDUP([.Z9]*5/50)" office:value-type="float" office:value="10" calcext:value-type="float">
            <text:p>10</text:p>
          </table:table-cell>
          <table:table-cell table:formula="of:=[.AD9]/[.AA9]*1000" office:value-type="float" office:value="62.3069" calcext:value-type="float">
            <text:p>62</text:p>
          </table:table-cell>
          <table:table-cell table:formula="of:=[.AE9]/[.AA9]*1000" office:value-type="float" office:value="176.4498" calcext:value-type="float">
            <text:p>176</text:p>
          </table:table-cell>
          <table:table-cell office:value-type="float" office:value="0.623069" calcext:value-type="float">
            <text:p>0.623069</text:p>
          </table:table-cell>
          <table:table-cell office:value-type="float" office:value="1.764498" calcext:value-type="float">
            <text:p>1.764498</text:p>
          </table:table-cell>
          <table:table-cell/>
          <table:table-cell office:value-type="string" calcext:value-type="string">
            <text:p>f0272_13</text:p>
          </table:table-cell>
          <table:table-cell office:value-type="float" office:value="94" calcext:value-type="float">
            <text:p>94</text:p>
          </table:table-cell>
          <table:table-cell table:formula="of:=ROUNDUP([.AH9]*5/100)" office:value-type="float" office:value="5" calcext:value-type="float">
            <text:p>5</text:p>
          </table:table-cell>
          <table:table-cell table:formula="of:=[.AL9]/[.AI9]*1000" office:value-type="float" office:value="122.9378" calcext:value-type="float">
            <text:p>123</text:p>
          </table:table-cell>
          <table:table-cell table:formula="of:=[.AM9]/[.AI9]*1000" office:value-type="float" office:value="349.6354" calcext:value-type="float">
            <text:p>350</text:p>
          </table:table-cell>
          <table:table-cell office:value-type="float" office:value="0.614689" calcext:value-type="float">
            <text:p>0.614689</text:p>
          </table:table-cell>
          <table:table-cell office:value-type="float" office:value="1.748177" calcext:value-type="float">
            <text:p>1.748177</text:p>
          </table:table-cell>
        </table:table-row>
        <table:table-row table:style-name="ro1">
          <table:table-cell office:value-type="string" calcext:value-type="string">
            <text:p>f3116_03</text:p>
          </table:table-cell>
          <table:table-cell office:value-type="float" office:value="100" calcext:value-type="float">
            <text:p>100</text:p>
          </table:table-cell>
          <table:table-cell table:formula="of:=ROUNDUP([.B10]*5/20)" office:value-type="float" office:value="25" calcext:value-type="float">
            <text:p>25</text:p>
          </table:table-cell>
          <table:table-cell table:formula="of:=[.F10]/[.C10]*1000" office:value-type="float" office:value="25.18364" calcext:value-type="float">
            <text:p>25</text:p>
          </table:table-cell>
          <table:table-cell table:formula="of:=[.G10]/[.C10]*1000" office:value-type="float" office:value="71.82488" calcext:value-type="float">
            <text:p>72</text:p>
          </table:table-cell>
          <table:table-cell office:value-type="float" office:value="0.629591" calcext:value-type="float">
            <text:p>0.629591</text:p>
          </table:table-cell>
          <table:table-cell office:value-type="float" office:value="1.795622" calcext:value-type="float">
            <text:p>1.795622</text:p>
          </table:table-cell>
          <table:table-cell/>
          <table:table-cell office:value-type="string" calcext:value-type="string">
            <text:p>f3116_03</text:p>
          </table:table-cell>
          <table:table-cell office:value-type="float" office:value="100" calcext:value-type="float">
            <text:p>100</text:p>
          </table:table-cell>
          <table:table-cell table:formula="of:=ROUNDUP([.J10]*5/30)" office:value-type="float" office:value="17" calcext:value-type="float">
            <text:p>17</text:p>
          </table:table-cell>
          <table:table-cell table:formula="of:=[.N10]/[.K10]*1000" office:value-type="float" office:value="36.5774705882353" calcext:value-type="float">
            <text:p>37</text:p>
          </table:table-cell>
          <table:table-cell table:formula="of:=[.O10]/[.K10]*1000" office:value-type="float" office:value="104.192588235294" calcext:value-type="float">
            <text:p>104</text:p>
          </table:table-cell>
          <table:table-cell office:value-type="float" office:value="0.621817" calcext:value-type="float">
            <text:p>0.621817</text:p>
          </table:table-cell>
          <table:table-cell office:value-type="float" office:value="1.771274" calcext:value-type="float">
            <text:p>1.771274</text:p>
          </table:table-cell>
          <table:table-cell/>
          <table:table-cell office:value-type="string" calcext:value-type="string">
            <text:p>f3116_03</text:p>
          </table:table-cell>
          <table:table-cell office:value-type="float" office:value="100" calcext:value-type="float">
            <text:p>100</text:p>
          </table:table-cell>
          <table:table-cell table:formula="of:=ROUNDUP([.R10]*5/40)" office:value-type="float" office:value="13" calcext:value-type="float">
            <text:p>13</text:p>
          </table:table-cell>
          <table:table-cell table:formula="of:=[.V10]/[.S10]*1000" office:value-type="float" office:value="47.4104615384615" calcext:value-type="float">
            <text:p>47</text:p>
          </table:table-cell>
          <table:table-cell table:formula="of:=[.W10]/[.S10]*1000" office:value-type="float" office:value="135.283384615385" calcext:value-type="float">
            <text:p>135</text:p>
          </table:table-cell>
          <table:table-cell office:value-type="float" office:value="0.616336" calcext:value-type="float">
            <text:p>0.616336</text:p>
          </table:table-cell>
          <table:table-cell office:value-type="float" office:value="1.758684" calcext:value-type="float">
            <text:p>1.758684</text:p>
          </table:table-cell>
          <table:table-cell/>
          <table:table-cell office:value-type="string" calcext:value-type="string">
            <text:p>f3116_03</text:p>
          </table:table-cell>
          <table:table-cell office:value-type="float" office:value="100" calcext:value-type="float">
            <text:p>100</text:p>
          </table:table-cell>
          <table:table-cell table:formula="of:=ROUNDUP([.Z10]*5/50)" office:value-type="float" office:value="10" calcext:value-type="float">
            <text:p>10</text:p>
          </table:table-cell>
          <table:table-cell table:formula="of:=[.AD10]/[.AA10]*1000" office:value-type="float" office:value="62.0655" calcext:value-type="float">
            <text:p>62</text:p>
          </table:table-cell>
          <table:table-cell table:formula="of:=[.AE10]/[.AA10]*1000" office:value-type="float" office:value="178.9932" calcext:value-type="float">
            <text:p>179</text:p>
          </table:table-cell>
          <table:table-cell office:value-type="float" office:value="0.620655" calcext:value-type="float">
            <text:p>0.620655</text:p>
          </table:table-cell>
          <table:table-cell office:value-type="float" office:value="1.789932" calcext:value-type="float">
            <text:p>1.789932</text:p>
          </table:table-cell>
          <table:table-cell/>
          <table:table-cell office:value-type="string" calcext:value-type="string">
            <text:p>f3116_03</text:p>
          </table:table-cell>
          <table:table-cell office:value-type="float" office:value="100" calcext:value-type="float">
            <text:p>100</text:p>
          </table:table-cell>
          <table:table-cell table:formula="of:=ROUNDUP([.AH10]*5/100)" office:value-type="float" office:value="5" calcext:value-type="float">
            <text:p>5</text:p>
          </table:table-cell>
          <table:table-cell table:formula="of:=[.AL10]/[.AI10]*1000" office:value-type="float" office:value="122.9836" calcext:value-type="float">
            <text:p>123</text:p>
          </table:table-cell>
          <table:table-cell table:formula="of:=[.AM10]/[.AI10]*1000" office:value-type="float" office:value="347.218" calcext:value-type="float">
            <text:p>347</text:p>
          </table:table-cell>
          <table:table-cell office:value-type="float" office:value="0.614918" calcext:value-type="float">
            <text:p>0.614918</text:p>
          </table:table-cell>
          <table:table-cell office:value-type="float" office:value="1.73609" calcext:value-type="float">
            <text:p>1.73609</text:p>
          </table:table-cell>
        </table:table-row>
        <table:table-row table:style-name="ro1">
          <table:table-cell office:value-type="string" calcext:value-type="string">
            <text:p>f3815_34</text:p>
          </table:table-cell>
          <table:table-cell office:value-type="float" office:value="113" calcext:value-type="float">
            <text:p>113</text:p>
          </table:table-cell>
          <table:table-cell table:formula="of:=ROUNDUP([.B11]*5/20)" office:value-type="float" office:value="29" calcext:value-type="float">
            <text:p>29</text:p>
          </table:table-cell>
          <table:table-cell table:formula="of:=[.F11]/[.C11]*1000" office:value-type="float" office:value="22.0401724137931" calcext:value-type="float">
            <text:p>22</text:p>
          </table:table-cell>
          <table:table-cell table:formula="of:=[.G11]/[.C11]*1000" office:value-type="float" office:value="62.5564137931035" calcext:value-type="float">
            <text:p>63</text:p>
          </table:table-cell>
          <table:table-cell office:value-type="float" office:value="0.639165" calcext:value-type="float">
            <text:p>0.639165</text:p>
          </table:table-cell>
          <table:table-cell office:value-type="float" office:value="1.814136" calcext:value-type="float">
            <text:p>1.814136</text:p>
          </table:table-cell>
          <table:table-cell/>
          <table:table-cell office:value-type="string" calcext:value-type="string">
            <text:p>f3815_34</text:p>
          </table:table-cell>
          <table:table-cell office:value-type="float" office:value="113" calcext:value-type="float">
            <text:p>113</text:p>
          </table:table-cell>
          <table:table-cell table:formula="of:=ROUNDUP([.J11]*5/30)" office:value-type="float" office:value="19" calcext:value-type="float">
            <text:p>19</text:p>
          </table:table-cell>
          <table:table-cell table:formula="of:=[.N11]/[.K11]*1000" office:value-type="float" office:value="32.6821052631579" calcext:value-type="float">
            <text:p>33</text:p>
          </table:table-cell>
          <table:table-cell table:formula="of:=[.O11]/[.K11]*1000" office:value-type="float" office:value="92.6316842105263" calcext:value-type="float">
            <text:p>93</text:p>
          </table:table-cell>
          <table:table-cell office:value-type="float" office:value="0.62096" calcext:value-type="float">
            <text:p>0.62096</text:p>
          </table:table-cell>
          <table:table-cell office:value-type="float" office:value="1.760002" calcext:value-type="float">
            <text:p>1.760002</text:p>
          </table:table-cell>
          <table:table-cell/>
          <table:table-cell office:value-type="string" calcext:value-type="string">
            <text:p>f3815_34</text:p>
          </table:table-cell>
          <table:table-cell office:value-type="float" office:value="113" calcext:value-type="float">
            <text:p>113</text:p>
          </table:table-cell>
          <table:table-cell table:formula="of:=ROUNDUP([.R11]*5/40)" office:value-type="float" office:value="15" calcext:value-type="float">
            <text:p>15</text:p>
          </table:table-cell>
          <table:table-cell table:formula="of:=[.V11]/[.S11]*1000" office:value-type="float" office:value="41.5011333333333" calcext:value-type="float">
            <text:p>42</text:p>
          </table:table-cell>
          <table:table-cell table:formula="of:=[.W11]/[.S11]*1000" office:value-type="float" office:value="117.740866666667" calcext:value-type="float">
            <text:p>118</text:p>
          </table:table-cell>
          <table:table-cell office:value-type="float" office:value="0.622517" calcext:value-type="float">
            <text:p>0.622517</text:p>
          </table:table-cell>
          <table:table-cell office:value-type="float" office:value="1.766113" calcext:value-type="float">
            <text:p>1.766113</text:p>
          </table:table-cell>
          <table:table-cell/>
          <table:table-cell office:value-type="string" calcext:value-type="string">
            <text:p>f3815_34</text:p>
          </table:table-cell>
          <table:table-cell office:value-type="float" office:value="113" calcext:value-type="float">
            <text:p>113</text:p>
          </table:table-cell>
          <table:table-cell table:formula="of:=ROUNDUP([.Z11]*5/50)" office:value-type="float" office:value="12" calcext:value-type="float">
            <text:p>12</text:p>
          </table:table-cell>
          <table:table-cell table:formula="of:=[.AD11]/[.AA11]*1000" office:value-type="float" office:value="52.0625" calcext:value-type="float">
            <text:p>52</text:p>
          </table:table-cell>
          <table:table-cell table:formula="of:=[.AE11]/[.AA11]*1000" office:value-type="float" office:value="146.299833333333" calcext:value-type="float">
            <text:p>146</text:p>
          </table:table-cell>
          <table:table-cell office:value-type="float" office:value="0.62475" calcext:value-type="float">
            <text:p>0.62475</text:p>
          </table:table-cell>
          <table:table-cell office:value-type="float" office:value="1.755598" calcext:value-type="float">
            <text:p>1.755598</text:p>
          </table:table-cell>
          <table:table-cell/>
          <table:table-cell office:value-type="string" calcext:value-type="string">
            <text:p>f3815_34</text:p>
          </table:table-cell>
          <table:table-cell office:value-type="float" office:value="113" calcext:value-type="float">
            <text:p>113</text:p>
          </table:table-cell>
          <table:table-cell table:formula="of:=ROUNDUP([.AH11]*5/100)" office:value-type="float" office:value="6" calcext:value-type="float">
            <text:p>6</text:p>
          </table:table-cell>
          <table:table-cell table:formula="of:=[.AL11]/[.AI11]*1000" office:value-type="float" office:value="103.0015" calcext:value-type="float">
            <text:p>103</text:p>
          </table:table-cell>
          <table:table-cell table:formula="of:=[.AM11]/[.AI11]*1000" office:value-type="float" office:value="299.9685" calcext:value-type="float">
            <text:p>300</text:p>
          </table:table-cell>
          <table:table-cell office:value-type="float" office:value="0.618009" calcext:value-type="float">
            <text:p>0.618009</text:p>
          </table:table-cell>
          <table:table-cell office:value-type="float" office:value="1.799811" calcext:value-type="float">
            <text:p>1.799811</text:p>
          </table:table-cell>
        </table:table-row>
        <table:table-row table:style-name="ro1">
          <table:table-cell office:value-type="string" calcext:value-type="string">
            <text:p>f3903_05</text:p>
          </table:table-cell>
          <table:table-cell office:value-type="float" office:value="104" calcext:value-type="float">
            <text:p>104</text:p>
          </table:table-cell>
          <table:table-cell table:formula="of:=ROUNDUP([.B12]*5/20)" office:value-type="float" office:value="26" calcext:value-type="float">
            <text:p>26</text:p>
          </table:table-cell>
          <table:table-cell table:formula="of:=[.F12]/[.C12]*1000" office:value-type="float" office:value="24.1375" calcext:value-type="float">
            <text:p>24</text:p>
          </table:table-cell>
          <table:table-cell table:formula="of:=[.G12]/[.C12]*1000" office:value-type="float" office:value="68.2936538461538" calcext:value-type="float">
            <text:p>68</text:p>
          </table:table-cell>
          <table:table-cell office:value-type="float" office:value="0.627575" calcext:value-type="float">
            <text:p>0.627575</text:p>
          </table:table-cell>
          <table:table-cell office:value-type="float" office:value="1.775635" calcext:value-type="float">
            <text:p>1.775635</text:p>
          </table:table-cell>
          <table:table-cell/>
          <table:table-cell office:value-type="string" calcext:value-type="string">
            <text:p>f3903_05</text:p>
          </table:table-cell>
          <table:table-cell office:value-type="float" office:value="104" calcext:value-type="float">
            <text:p>104</text:p>
          </table:table-cell>
          <table:table-cell table:formula="of:=ROUNDUP([.J12]*5/30)" office:value-type="float" office:value="18" calcext:value-type="float">
            <text:p>18</text:p>
          </table:table-cell>
          <table:table-cell table:formula="of:=[.N12]/[.K12]*1000" office:value-type="float" office:value="34.8525555555556" calcext:value-type="float">
            <text:p>35</text:p>
          </table:table-cell>
          <table:table-cell table:formula="of:=[.O12]/[.K12]*1000" office:value-type="float" office:value="99.7036666666667" calcext:value-type="float">
            <text:p>100</text:p>
          </table:table-cell>
          <table:table-cell office:value-type="float" office:value="0.627346" calcext:value-type="float">
            <text:p>0.627346</text:p>
          </table:table-cell>
          <table:table-cell office:value-type="float" office:value="1.794666" calcext:value-type="float">
            <text:p>1.794666</text:p>
          </table:table-cell>
          <table:table-cell/>
          <table:table-cell office:value-type="string" calcext:value-type="string">
            <text:p>f3903_05</text:p>
          </table:table-cell>
          <table:table-cell office:value-type="float" office:value="104" calcext:value-type="float">
            <text:p>104</text:p>
          </table:table-cell>
          <table:table-cell table:formula="of:=ROUNDUP([.R12]*5/40)" office:value-type="float" office:value="13" calcext:value-type="float">
            <text:p>13</text:p>
          </table:table-cell>
          <table:table-cell table:formula="of:=[.V12]/[.S12]*1000" office:value-type="float" office:value="47.3645384615385" calcext:value-type="float">
            <text:p>47</text:p>
          </table:table-cell>
          <table:table-cell table:formula="of:=[.W12]/[.S12]*1000" office:value-type="float" office:value="136.100307692308" calcext:value-type="float">
            <text:p>136</text:p>
          </table:table-cell>
          <table:table-cell office:value-type="float" office:value="0.615739" calcext:value-type="float">
            <text:p>0.615739</text:p>
          </table:table-cell>
          <table:table-cell office:value-type="float" office:value="1.769304" calcext:value-type="float">
            <text:p>1.769304</text:p>
          </table:table-cell>
          <table:table-cell/>
          <table:table-cell office:value-type="string" calcext:value-type="string">
            <text:p>f3903_05</text:p>
          </table:table-cell>
          <table:table-cell office:value-type="float" office:value="104" calcext:value-type="float">
            <text:p>104</text:p>
          </table:table-cell>
          <table:table-cell table:formula="of:=ROUNDUP([.Z12]*5/50)" office:value-type="float" office:value="11" calcext:value-type="float">
            <text:p>11</text:p>
          </table:table-cell>
          <table:table-cell table:formula="of:=[.AD12]/[.AA12]*1000" office:value-type="float" office:value="56.2740909090909" calcext:value-type="float">
            <text:p>56</text:p>
          </table:table-cell>
          <table:table-cell table:formula="of:=[.AE12]/[.AA12]*1000" office:value-type="float" office:value="158.066545454545" calcext:value-type="float">
            <text:p>158</text:p>
          </table:table-cell>
          <table:table-cell office:value-type="float" office:value="0.619015" calcext:value-type="float">
            <text:p>0.619015</text:p>
          </table:table-cell>
          <table:table-cell office:value-type="float" office:value="1.738732" calcext:value-type="float">
            <text:p>1.738732</text:p>
          </table:table-cell>
          <table:table-cell/>
          <table:table-cell office:value-type="string" calcext:value-type="string">
            <text:p>f3903_05</text:p>
          </table:table-cell>
          <table:table-cell office:value-type="float" office:value="104" calcext:value-type="float">
            <text:p>104</text:p>
          </table:table-cell>
          <table:table-cell table:formula="of:=ROUNDUP([.AH12]*5/100)" office:value-type="float" office:value="6" calcext:value-type="float">
            <text:p>6</text:p>
          </table:table-cell>
          <table:table-cell table:formula="of:=[.AL12]/[.AI12]*1000" office:value-type="float" office:value="103.003333333333" calcext:value-type="float">
            <text:p>103</text:p>
          </table:table-cell>
          <table:table-cell table:formula="of:=[.AM12]/[.AI12]*1000" office:value-type="float" office:value="290.304833333333" calcext:value-type="float">
            <text:p>290</text:p>
          </table:table-cell>
          <table:table-cell office:value-type="float" office:value="0.61802" calcext:value-type="float">
            <text:p>0.61802</text:p>
          </table:table-cell>
          <table:table-cell office:value-type="float" office:value="1.741829" calcext:value-type="float">
            <text:p>1.741829</text:p>
          </table:table-cell>
        </table:table-row>
        <table:table-row table:style-name="ro1">
          <table:table-cell office:value-type="string" calcext:value-type="string">
            <text:p>f0900_42</text:p>
          </table:table-cell>
          <table:table-cell office:value-type="float" office:value="67" calcext:value-type="float">
            <text:p>67</text:p>
          </table:table-cell>
          <table:table-cell table:formula="of:=ROUNDUP([.B13]*5/20)" office:value-type="float" office:value="17" calcext:value-type="float">
            <text:p>17</text:p>
          </table:table-cell>
          <table:table-cell table:formula="of:=[.F13]/[.C13]*1000" office:value-type="float" office:value="36.7558823529412" calcext:value-type="float">
            <text:p>37</text:p>
          </table:table-cell>
          <table:table-cell table:formula="of:=[.G13]/[.C13]*1000" office:value-type="float" office:value="103.487117647059" calcext:value-type="float">
            <text:p>103</text:p>
          </table:table-cell>
          <table:table-cell office:value-type="float" office:value="0.62485" calcext:value-type="float">
            <text:p>0.62485</text:p>
          </table:table-cell>
          <table:table-cell office:value-type="float" office:value="1.759281" calcext:value-type="float">
            <text:p>1.759281</text:p>
          </table:table-cell>
          <table:table-cell/>
          <table:table-cell office:value-type="string" calcext:value-type="string">
            <text:p>f0900_42</text:p>
          </table:table-cell>
          <table:table-cell office:value-type="float" office:value="67" calcext:value-type="float">
            <text:p>67</text:p>
          </table:table-cell>
          <table:table-cell table:formula="of:=ROUNDUP([.J13]*5/30)" office:value-type="float" office:value="12" calcext:value-type="float">
            <text:p>12</text:p>
          </table:table-cell>
          <table:table-cell table:formula="of:=[.N13]/[.K13]*1000" office:value-type="float" office:value="51.6790833333333" calcext:value-type="float">
            <text:p>52</text:p>
          </table:table-cell>
          <table:table-cell table:formula="of:=[.O13]/[.K13]*1000" office:value-type="float" office:value="150.603916666667" calcext:value-type="float">
            <text:p>151</text:p>
          </table:table-cell>
          <table:table-cell office:value-type="float" office:value="0.620149" calcext:value-type="float">
            <text:p>0.620149</text:p>
          </table:table-cell>
          <table:table-cell office:value-type="float" office:value="1.807247" calcext:value-type="float">
            <text:p>1.807247</text:p>
          </table:table-cell>
          <table:table-cell/>
          <table:table-cell office:value-type="string" calcext:value-type="string">
            <text:p>f0900_42</text:p>
          </table:table-cell>
          <table:table-cell office:value-type="float" office:value="67" calcext:value-type="float">
            <text:p>67</text:p>
          </table:table-cell>
          <table:table-cell table:formula="of:=ROUNDUP([.R13]*5/40)" office:value-type="float" office:value="9" calcext:value-type="float">
            <text:p>9</text:p>
          </table:table-cell>
          <table:table-cell table:formula="of:=[.V13]/[.S13]*1000" office:value-type="float" office:value="68.4123333333333" calcext:value-type="float">
            <text:p>68</text:p>
          </table:table-cell>
          <table:table-cell table:formula="of:=[.W13]/[.S13]*1000" office:value-type="float" office:value="194.711888888889" calcext:value-type="float">
            <text:p>195</text:p>
          </table:table-cell>
          <table:table-cell office:value-type="float" office:value="0.615711" calcext:value-type="float">
            <text:p>0.615711</text:p>
          </table:table-cell>
          <table:table-cell office:value-type="float" office:value="1.752407" calcext:value-type="float">
            <text:p>1.752407</text:p>
          </table:table-cell>
          <table:table-cell/>
          <table:table-cell office:value-type="string" calcext:value-type="string">
            <text:p>f0900_42</text:p>
          </table:table-cell>
          <table:table-cell office:value-type="float" office:value="67" calcext:value-type="float">
            <text:p>67</text:p>
          </table:table-cell>
          <table:table-cell table:formula="of:=ROUNDUP([.Z13]*5/50)" office:value-type="float" office:value="7" calcext:value-type="float">
            <text:p>7</text:p>
          </table:table-cell>
          <table:table-cell table:formula="of:=[.AD13]/[.AA13]*1000" office:value-type="float" office:value="88.0494285714286" calcext:value-type="float">
            <text:p>88</text:p>
          </table:table-cell>
          <table:table-cell table:formula="of:=[.AE13]/[.AA13]*1000" office:value-type="float" office:value="258.539428571428" calcext:value-type="float">
            <text:p>259</text:p>
          </table:table-cell>
          <table:table-cell office:value-type="float" office:value="0.616346" calcext:value-type="float">
            <text:p>0.616346</text:p>
          </table:table-cell>
          <table:table-cell office:value-type="float" office:value="1.809776" calcext:value-type="float">
            <text:p>1.809776</text:p>
          </table:table-cell>
          <table:table-cell/>
          <table:table-cell office:value-type="string" calcext:value-type="string">
            <text:p>f0900_42</text:p>
          </table:table-cell>
          <table:table-cell office:value-type="float" office:value="67" calcext:value-type="float">
            <text:p>67</text:p>
          </table:table-cell>
          <table:table-cell table:formula="of:=ROUNDUP([.AH13]*5/100)" office:value-type="float" office:value="4" calcext:value-type="float">
            <text:p>4</text:p>
          </table:table-cell>
          <table:table-cell table:formula="of:=[.AL13]/[.AI13]*1000" office:value-type="float" office:value="154.3995" calcext:value-type="float">
            <text:p>154</text:p>
          </table:table-cell>
          <table:table-cell table:formula="of:=[.AM13]/[.AI13]*1000" office:value-type="float" office:value="449.299" calcext:value-type="float">
            <text:p>449</text:p>
          </table:table-cell>
          <table:table-cell office:value-type="float" office:value="0.617598" calcext:value-type="float">
            <text:p>0.617598</text:p>
          </table:table-cell>
          <table:table-cell office:value-type="float" office:value="1.797196" calcext:value-type="float">
            <text:p>1.797196</text:p>
          </table:table-cell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aver</text:p>
          </table:table-cell>
          <table:table-cell table:style-name="ce3" table:formula="of:=AVERAGE([.D4:.D13])" office:value-type="float" office:value="26.0705567568932" calcext:value-type="float">
            <text:p>26</text:p>
          </table:table-cell>
          <table:table-cell table:style-name="ce3" table:formula="of:=AVERAGE([.E4:.E13])" office:value-type="float" office:value="73.4153417758844" calcext:value-type="float">
            <text:p>73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office:value-type="string" calcext:value-type="string">
            <text:p>aver</text:p>
          </table:table-cell>
          <table:table-cell table:style-name="ce3" table:formula="of:=AVERAGE([.L4:.L13])" office:value-type="float" office:value="37.9974444441137" calcext:value-type="float">
            <text:p>38</text:p>
          </table:table-cell>
          <table:table-cell table:style-name="ce3" table:formula="of:=AVERAGE([.M4:.M13])" office:value-type="float" office:value="108.033632578028" calcext:value-type="float">
            <text:p>108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office:value-type="string" calcext:value-type="string">
            <text:p>aver</text:p>
          </table:table-cell>
          <table:table-cell table:style-name="ce3" table:formula="of:=AVERAGE([.T4:.T13])" office:value-type="float" office:value="50.7722919413919" calcext:value-type="float">
            <text:p>51</text:p>
          </table:table-cell>
          <table:table-cell table:style-name="ce3" table:formula="of:=AVERAGE([.U4:.U13])" office:value-type="float" office:value="144.157815885226" calcext:value-type="float">
            <text:p>144</text:p>
          </table:table-cell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aver</text:p>
          </table:table-cell>
          <table:table-cell table:style-name="ce3" table:formula="of:=AVERAGE([.AB4:.AB13])" office:value-type="float" office:value="61.3887082359307" calcext:value-type="float">
            <text:p>61</text:p>
          </table:table-cell>
          <table:table-cell table:style-name="ce3" table:formula="of:=AVERAGE([.AC4:.AC13])" office:value-type="float" office:value="175.211848917749" calcext:value-type="float">
            <text:p>175</text:p>
          </table:table-cell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aver</text:p>
          </table:table-cell>
          <table:table-cell table:style-name="ce3" table:formula="of:=AVERAGE([.AJ4:.AJ13])" office:value-type="float" office:value="117.015706666667" calcext:value-type="float">
            <text:p>117</text:p>
          </table:table-cell>
          <table:table-cell table:style-name="ce3" table:formula="of:=AVERAGE([.AK4:.AK13])" office:value-type="float" office:value="336.858515" calcext:value-type="float">
            <text:p>337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style-name="ce4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BATCH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BATCH</text:p>
          </table:table-cell>
          <table:table-cell table:style-name="Default" office:value-type="float" office:value="30" calcext:value-type="float">
            <text:p>30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BATCH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BATCH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BATCH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EPOCH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EPOCH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EPOCH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EPOCH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EPOCH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client_id</text:p>
          </table:table-cell>
          <table:table-cell office:value-type="string" calcext:value-type="string">
            <text:p>numSample</text:p>
          </table:table-cell>
          <table:table-cell table:style-name="Default" office:value-type="string" calcext:value-type="string">
            <text:p>numBatch</text:p>
          </table:table-cell>
          <table:table-cell table:style-name="Default" office:value-type="string" calcext:value-type="string">
            <text:p>BatchEXEtime</text:p>
          </table:table-cell>
          <table:table-cell table:style-name="Default" office:value-type="string" calcext:value-type="string">
            <text:p>startEXEtime</text:p>
          </table:table-cell>
          <table:table-cell table:style-name="Default" office:value-type="string" calcext:value-type="string">
            <text:p>不包含启动时间</text:p>
          </table:table-cell>
          <table:table-cell table:style-name="Default" office:value-type="string" calcext:value-type="string">
            <text:p>包含启动时间</text:p>
          </table:table-cell>
          <table:table-cell/>
          <table:table-cell table:style-name="Default" office:value-type="string" calcext:value-type="string">
            <text:p>client_id</text:p>
          </table:table-cell>
          <table:table-cell office:value-type="string" calcext:value-type="string">
            <text:p>numSample</text:p>
          </table:table-cell>
          <table:table-cell table:style-name="Default" office:value-type="string" calcext:value-type="string">
            <text:p>numBatch</text:p>
          </table:table-cell>
          <table:table-cell table:style-name="Default" office:value-type="string" calcext:value-type="string">
            <text:p>BatchEXEtime</text:p>
          </table:table-cell>
          <table:table-cell table:style-name="Default" office:value-type="string" calcext:value-type="string">
            <text:p>startEXEtime</text:p>
          </table:table-cell>
          <table:table-cell table:style-name="Default" office:value-type="string" calcext:value-type="string">
            <text:p>不包含启动时间</text:p>
          </table:table-cell>
          <table:table-cell table:style-name="Default" office:value-type="string" calcext:value-type="string">
            <text:p>包含启动时间</text:p>
          </table:table-cell>
          <table:table-cell/>
          <table:table-cell table:style-name="Default" office:value-type="string" calcext:value-type="string">
            <text:p>client_id</text:p>
          </table:table-cell>
          <table:table-cell office:value-type="string" calcext:value-type="string">
            <text:p>numSample</text:p>
          </table:table-cell>
          <table:table-cell table:style-name="Default" office:value-type="string" calcext:value-type="string">
            <text:p>numBatch</text:p>
          </table:table-cell>
          <table:table-cell table:style-name="Default" office:value-type="string" calcext:value-type="string">
            <text:p>BatchEXEtime</text:p>
          </table:table-cell>
          <table:table-cell table:style-name="Default" office:value-type="string" calcext:value-type="string">
            <text:p>startEXEtime</text:p>
          </table:table-cell>
          <table:table-cell table:style-name="Default" office:value-type="string" calcext:value-type="string">
            <text:p>不包含启动时间</text:p>
          </table:table-cell>
          <table:table-cell table:style-name="Default" office:value-type="string" calcext:value-type="string">
            <text:p>包含启动时间</text:p>
          </table:table-cell>
          <table:table-cell/>
          <table:table-cell table:style-name="Default" office:value-type="string" calcext:value-type="string">
            <text:p>client_id</text:p>
          </table:table-cell>
          <table:table-cell office:value-type="string" calcext:value-type="string">
            <text:p>numSample</text:p>
          </table:table-cell>
          <table:table-cell table:style-name="Default" office:value-type="string" calcext:value-type="string">
            <text:p>numBatch</text:p>
          </table:table-cell>
          <table:table-cell table:style-name="Default" office:value-type="string" calcext:value-type="string">
            <text:p>BatchEXEtime</text:p>
          </table:table-cell>
          <table:table-cell table:style-name="Default" office:value-type="string" calcext:value-type="string">
            <text:p>startEXEtime</text:p>
          </table:table-cell>
          <table:table-cell table:style-name="Default" office:value-type="string" calcext:value-type="string">
            <text:p>不包含启动时间</text:p>
          </table:table-cell>
          <table:table-cell table:style-name="Default" office:value-type="string" calcext:value-type="string">
            <text:p>包含启动时间</text:p>
          </table:table-cell>
          <table:table-cell/>
          <table:table-cell table:style-name="Default" office:value-type="string" calcext:value-type="string">
            <text:p>client_id</text:p>
          </table:table-cell>
          <table:table-cell office:value-type="string" calcext:value-type="string">
            <text:p>numSample</text:p>
          </table:table-cell>
          <table:table-cell table:style-name="Default" office:value-type="string" calcext:value-type="string">
            <text:p>numBatch</text:p>
          </table:table-cell>
          <table:table-cell table:style-name="Default" office:value-type="string" calcext:value-type="string">
            <text:p>BatchEXEtime</text:p>
          </table:table-cell>
          <table:table-cell table:style-name="Default" office:value-type="string" calcext:value-type="string">
            <text:p>startEXEtime</text:p>
          </table:table-cell>
          <table:table-cell table:style-name="Default" office:value-type="string" calcext:value-type="string">
            <text:p>不包含启动时间</text:p>
          </table:table-cell>
          <table:table-cell table:style-name="Default" office:value-type="string" calcext:value-type="string">
            <text:p>包含启动时间</text:p>
          </table:table-cell>
        </table:table-row>
        <table:table-row table:style-name="ro1">
          <table:table-cell office:value-type="string" calcext:value-type="string">
            <text:p>f0905_43</text:p>
          </table:table-cell>
          <table:table-cell table:style-name="ce1" office:value-type="float" office:value="78" calcext:value-type="float">
            <text:p>78</text:p>
          </table:table-cell>
          <table:table-cell table:formula="of:=ROUNDUP([.B26]*10/20)" office:value-type="float" office:value="39" calcext:value-type="float">
            <text:p>39</text:p>
          </table:table-cell>
          <table:table-cell table:formula="of:=[.F26]/[.C26]*1000" office:value-type="float" office:value="20.3704615384615" calcext:value-type="float">
            <text:p>20</text:p>
          </table:table-cell>
          <table:table-cell table:formula="of:=[.G26]/[.C26]*1000" office:value-type="float" office:value="50.3058717948718" calcext:value-type="float">
            <text:p>50</text:p>
          </table:table-cell>
          <table:table-cell office:value-type="float" office:value="0.794448" calcext:value-type="float">
            <text:p>0.794448</text:p>
          </table:table-cell>
          <table:table-cell office:value-type="float" office:value="1.961929" calcext:value-type="float">
            <text:p>1.961929</text:p>
          </table:table-cell>
          <table:table-cell/>
          <table:table-cell office:value-type="string" calcext:value-type="string">
            <text:p>f0905_43</text:p>
          </table:table-cell>
          <table:table-cell table:style-name="ce1" office:value-type="float" office:value="78" calcext:value-type="float">
            <text:p>78</text:p>
          </table:table-cell>
          <table:table-cell table:formula="of:=ROUNDUP([.J26]*10/30)" office:value-type="float" office:value="26" calcext:value-type="float">
            <text:p>26</text:p>
          </table:table-cell>
          <table:table-cell table:formula="of:=[.N26]/[.K26]*1000" office:value-type="float" office:value="29.6005384615385" calcext:value-type="float">
            <text:p>30</text:p>
          </table:table-cell>
          <table:table-cell table:formula="of:=[.O26]/[.K26]*1000" office:value-type="float" office:value="73.7146923076923" calcext:value-type="float">
            <text:p>74</text:p>
          </table:table-cell>
          <table:table-cell office:value-type="float" office:value="0.769614" calcext:value-type="float">
            <text:p>0.769614</text:p>
          </table:table-cell>
          <table:table-cell office:value-type="float" office:value="1.916582" calcext:value-type="float">
            <text:p>1.916582</text:p>
          </table:table-cell>
          <table:table-cell/>
          <table:table-cell office:value-type="string" calcext:value-type="string">
            <text:p>f0905_43</text:p>
          </table:table-cell>
          <table:table-cell table:style-name="ce1" office:value-type="float" office:value="78" calcext:value-type="float">
            <text:p>78</text:p>
          </table:table-cell>
          <table:table-cell table:formula="of:=ROUNDUP([.R26]*10/40)" office:value-type="float" office:value="20" calcext:value-type="float">
            <text:p>20</text:p>
          </table:table-cell>
          <table:table-cell table:formula="of:=[.V26]/[.S26]*1000" office:value-type="float" office:value="38.4229" calcext:value-type="float">
            <text:p>38</text:p>
          </table:table-cell>
          <table:table-cell table:formula="of:=[.W26]/[.S26]*1000" office:value-type="float" office:value="94.2915" calcext:value-type="float">
            <text:p>94</text:p>
          </table:table-cell>
          <table:table-cell office:value-type="float" office:value="0.768458" calcext:value-type="float">
            <text:p>0.768458</text:p>
          </table:table-cell>
          <table:table-cell office:value-type="float" office:value="1.88583" calcext:value-type="float">
            <text:p>1.88583</text:p>
          </table:table-cell>
          <table:table-cell/>
          <table:table-cell office:value-type="string" calcext:value-type="string">
            <text:p>f0905_43</text:p>
          </table:table-cell>
          <table:table-cell table:style-name="ce1" office:value-type="float" office:value="78" calcext:value-type="float">
            <text:p>78</text:p>
          </table:table-cell>
          <table:table-cell table:formula="of:=ROUNDUP([.Z26]*10/50)" office:value-type="float" office:value="16" calcext:value-type="float">
            <text:p>16</text:p>
          </table:table-cell>
          <table:table-cell table:formula="of:=[.AD26]/[.AA26]*1000" office:value-type="float" office:value="48.0926875" calcext:value-type="float">
            <text:p>48</text:p>
          </table:table-cell>
          <table:table-cell table:formula="of:=[.AE26]/[.AA26]*1000" office:value-type="float" office:value="119.54375" calcext:value-type="float">
            <text:p>120</text:p>
          </table:table-cell>
          <table:table-cell office:value-type="float" office:value="0.769483" calcext:value-type="float">
            <text:p>0.769483</text:p>
          </table:table-cell>
          <table:table-cell office:value-type="float" office:value="1.9127" calcext:value-type="float">
            <text:p>1.9127</text:p>
          </table:table-cell>
          <table:table-cell/>
          <table:table-cell office:value-type="string" calcext:value-type="string">
            <text:p>f0905_43</text:p>
          </table:table-cell>
          <table:table-cell table:style-name="ce1" office:value-type="float" office:value="78" calcext:value-type="float">
            <text:p>78</text:p>
          </table:table-cell>
          <table:table-cell table:formula="of:=ROUNDUP([.AH26]*10/100)" office:value-type="float" office:value="8" calcext:value-type="float">
            <text:p>8</text:p>
          </table:table-cell>
          <table:table-cell table:formula="of:=[.AL26]/[.AI26]*1000" office:value-type="float" office:value="96.909875" calcext:value-type="float">
            <text:p>97</text:p>
          </table:table-cell>
          <table:table-cell table:formula="of:=[.AM26]/[.AI26]*1000" office:value-type="float" office:value="239.9255" calcext:value-type="float">
            <text:p>240</text:p>
          </table:table-cell>
          <table:table-cell office:value-type="float" office:value="0.775279" calcext:value-type="float">
            <text:p>0.775279</text:p>
          </table:table-cell>
          <table:table-cell office:value-type="float" office:value="1.919404" calcext:value-type="float">
            <text:p>1.919404</text:p>
          </table:table-cell>
        </table:table-row>
        <table:table-row table:style-name="ro1">
          <table:table-cell office:value-type="string" calcext:value-type="string">
            <text:p>f0665_47</text:p>
          </table:table-cell>
          <table:table-cell office:value-type="float" office:value="104" calcext:value-type="float">
            <text:p>104</text:p>
          </table:table-cell>
          <table:table-cell table:formula="of:=ROUNDUP([.B27]*10/20)" office:value-type="float" office:value="52" calcext:value-type="float">
            <text:p>52</text:p>
          </table:table-cell>
          <table:table-cell table:formula="of:=[.F27]/[.C27]*1000" office:value-type="float" office:value="15.1283461538462" calcext:value-type="float">
            <text:p>15</text:p>
          </table:table-cell>
          <table:table-cell table:formula="of:=[.G27]/[.C27]*1000" office:value-type="float" office:value="37.2355576923077" calcext:value-type="float">
            <text:p>37</text:p>
          </table:table-cell>
          <table:table-cell office:value-type="float" office:value="0.786674" calcext:value-type="float">
            <text:p>0.786674</text:p>
          </table:table-cell>
          <table:table-cell office:value-type="float" office:value="1.936249" calcext:value-type="float">
            <text:p>1.936249</text:p>
          </table:table-cell>
          <table:table-cell/>
          <table:table-cell office:value-type="string" calcext:value-type="string">
            <text:p>f0665_47</text:p>
          </table:table-cell>
          <table:table-cell office:value-type="float" office:value="104" calcext:value-type="float">
            <text:p>104</text:p>
          </table:table-cell>
          <table:table-cell table:formula="of:=ROUNDUP([.J27]*10/30)" office:value-type="float" office:value="35" calcext:value-type="float">
            <text:p>35</text:p>
          </table:table-cell>
          <table:table-cell table:formula="of:=[.N27]/[.K27]*1000" office:value-type="float" office:value="21.9962" calcext:value-type="float">
            <text:p>22</text:p>
          </table:table-cell>
          <table:table-cell table:formula="of:=[.O27]/[.K27]*1000" office:value-type="float" office:value="54.8518571428571" calcext:value-type="float">
            <text:p>55</text:p>
          </table:table-cell>
          <table:table-cell office:value-type="float" office:value="0.769867" calcext:value-type="float">
            <text:p>0.769867</text:p>
          </table:table-cell>
          <table:table-cell office:value-type="float" office:value="1.919815" calcext:value-type="float">
            <text:p>1.919815</text:p>
          </table:table-cell>
          <table:table-cell/>
          <table:table-cell office:value-type="string" calcext:value-type="string">
            <text:p>f0665_47</text:p>
          </table:table-cell>
          <table:table-cell office:value-type="float" office:value="104" calcext:value-type="float">
            <text:p>104</text:p>
          </table:table-cell>
          <table:table-cell table:formula="of:=ROUNDUP([.R27]*10/40)" office:value-type="float" office:value="26" calcext:value-type="float">
            <text:p>26</text:p>
          </table:table-cell>
          <table:table-cell table:formula="of:=[.V27]/[.S27]*1000" office:value-type="float" office:value="29.3837692307692" calcext:value-type="float">
            <text:p>29</text:p>
          </table:table-cell>
          <table:table-cell table:formula="of:=[.W27]/[.S27]*1000" office:value-type="float" office:value="72.8026153846154" calcext:value-type="float">
            <text:p>73</text:p>
          </table:table-cell>
          <table:table-cell office:value-type="float" office:value="0.763978" calcext:value-type="float">
            <text:p>0.763978</text:p>
          </table:table-cell>
          <table:table-cell office:value-type="float" office:value="1.892868" calcext:value-type="float">
            <text:p>1.892868</text:p>
          </table:table-cell>
          <table:table-cell/>
          <table:table-cell office:value-type="string" calcext:value-type="string">
            <text:p>f0665_47</text:p>
          </table:table-cell>
          <table:table-cell office:value-type="float" office:value="104" calcext:value-type="float">
            <text:p>104</text:p>
          </table:table-cell>
          <table:table-cell table:formula="of:=ROUNDUP([.Z27]*10/50)" office:value-type="float" office:value="21" calcext:value-type="float">
            <text:p>21</text:p>
          </table:table-cell>
          <table:table-cell table:formula="of:=[.AD27]/[.AA27]*1000" office:value-type="float" office:value="36.0661904761905" calcext:value-type="float">
            <text:p>36</text:p>
          </table:table-cell>
          <table:table-cell table:formula="of:=[.AE27]/[.AA27]*1000" office:value-type="float" office:value="90.7670952380952" calcext:value-type="float">
            <text:p>91</text:p>
          </table:table-cell>
          <table:table-cell office:value-type="float" office:value="0.75739" calcext:value-type="float">
            <text:p>0.75739</text:p>
          </table:table-cell>
          <table:table-cell office:value-type="float" office:value="1.906109" calcext:value-type="float">
            <text:p>1.906109</text:p>
          </table:table-cell>
          <table:table-cell/>
          <table:table-cell office:value-type="string" calcext:value-type="string">
            <text:p>f0665_47</text:p>
          </table:table-cell>
          <table:table-cell office:value-type="float" office:value="104" calcext:value-type="float">
            <text:p>104</text:p>
          </table:table-cell>
          <table:table-cell table:formula="of:=ROUNDUP([.AH27]*10/100)" office:value-type="float" office:value="11" calcext:value-type="float">
            <text:p>11</text:p>
          </table:table-cell>
          <table:table-cell table:formula="of:=[.AL27]/[.AI27]*1000" office:value-type="float" office:value="68.1861818181818" calcext:value-type="float">
            <text:p>68</text:p>
          </table:table-cell>
          <table:table-cell table:formula="of:=[.AM27]/[.AI27]*1000" office:value-type="float" office:value="172.376454545455" calcext:value-type="float">
            <text:p>172</text:p>
          </table:table-cell>
          <table:table-cell office:value-type="float" office:value="0.750048" calcext:value-type="float">
            <text:p>0.750048</text:p>
          </table:table-cell>
          <table:table-cell office:value-type="float" office:value="1.896141" calcext:value-type="float">
            <text:p>1.896141</text:p>
          </table:table-cell>
        </table:table-row>
        <table:table-row table:style-name="ro1">
          <table:table-cell office:value-type="string" calcext:value-type="string">
            <text:p>f1392_44</text:p>
          </table:table-cell>
          <table:table-cell office:value-type="float" office:value="111" calcext:value-type="float">
            <text:p>111</text:p>
          </table:table-cell>
          <table:table-cell table:formula="of:=ROUNDUP([.B28]*10/20)" office:value-type="float" office:value="56" calcext:value-type="float">
            <text:p>56</text:p>
          </table:table-cell>
          <table:table-cell table:formula="of:=[.F28]/[.C28]*1000" office:value-type="float" office:value="13.8245892857143" calcext:value-type="float">
            <text:p>14</text:p>
          </table:table-cell>
          <table:table-cell table:formula="of:=[.G28]/[.C28]*1000" office:value-type="float" office:value="34.7152857142857" calcext:value-type="float">
            <text:p>35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1.944056" calcext:value-type="float">
            <text:p>1.944056</text:p>
          </table:table-cell>
          <table:table-cell/>
          <table:table-cell office:value-type="string" calcext:value-type="string">
            <text:p>f1392_44</text:p>
          </table:table-cell>
          <table:table-cell office:value-type="float" office:value="111" calcext:value-type="float">
            <text:p>111</text:p>
          </table:table-cell>
          <table:table-cell table:formula="of:=ROUNDUP([.J28]*10/30)" office:value-type="float" office:value="37" calcext:value-type="float">
            <text:p>37</text:p>
          </table:table-cell>
          <table:table-cell table:formula="of:=[.N28]/[.K28]*1000" office:value-type="float" office:value="20.8908108108108" calcext:value-type="float">
            <text:p>21</text:p>
          </table:table-cell>
          <table:table-cell table:formula="of:=[.O28]/[.K28]*1000" office:value-type="float" office:value="51.6762972972973" calcext:value-type="float">
            <text:p>52</text:p>
          </table:table-cell>
          <table:table-cell office:value-type="float" office:value="0.77296" calcext:value-type="float">
            <text:p>0.77296</text:p>
          </table:table-cell>
          <table:table-cell office:value-type="float" office:value="1.912023" calcext:value-type="float">
            <text:p>1.912023</text:p>
          </table:table-cell>
          <table:table-cell/>
          <table:table-cell office:value-type="string" calcext:value-type="string">
            <text:p>f1392_44</text:p>
          </table:table-cell>
          <table:table-cell office:value-type="float" office:value="111" calcext:value-type="float">
            <text:p>111</text:p>
          </table:table-cell>
          <table:table-cell table:formula="of:=ROUNDUP([.R28]*10/40)" office:value-type="float" office:value="28" calcext:value-type="float">
            <text:p>28</text:p>
          </table:table-cell>
          <table:table-cell table:formula="of:=[.V28]/[.S28]*1000" office:value-type="float" office:value="30.0807142857143" calcext:value-type="float">
            <text:p>30</text:p>
          </table:table-cell>
          <table:table-cell table:formula="of:=[.W28]/[.S28]*1000" office:value-type="float" office:value="70.9998214285714" calcext:value-type="float">
            <text:p>71</text:p>
          </table:table-cell>
          <table:table-cell office:value-type="float" office:value="0.84226" calcext:value-type="float">
            <text:p>0.84226</text:p>
          </table:table-cell>
          <table:table-cell office:value-type="float" office:value="1.987995" calcext:value-type="float">
            <text:p>1.987995</text:p>
          </table:table-cell>
          <table:table-cell/>
          <table:table-cell office:value-type="string" calcext:value-type="string">
            <text:p>f1392_44</text:p>
          </table:table-cell>
          <table:table-cell office:value-type="float" office:value="111" calcext:value-type="float">
            <text:p>111</text:p>
          </table:table-cell>
          <table:table-cell table:formula="of:=ROUNDUP([.Z28]*10/50)" office:value-type="float" office:value="23" calcext:value-type="float">
            <text:p>23</text:p>
          </table:table-cell>
          <table:table-cell table:formula="of:=[.AD28]/[.AA28]*1000" office:value-type="float" office:value="32.9273478260869" calcext:value-type="float">
            <text:p>33</text:p>
          </table:table-cell>
          <table:table-cell table:formula="of:=[.AE28]/[.AA28]*1000" office:value-type="float" office:value="83.6853043478261" calcext:value-type="float">
            <text:p>84</text:p>
          </table:table-cell>
          <table:table-cell office:value-type="float" office:value="0.757329" calcext:value-type="float">
            <text:p>0.757329</text:p>
          </table:table-cell>
          <table:table-cell office:value-type="float" office:value="1.924762" calcext:value-type="float">
            <text:p>1.924762</text:p>
          </table:table-cell>
          <table:table-cell/>
          <table:table-cell office:value-type="string" calcext:value-type="string">
            <text:p>f1392_44</text:p>
          </table:table-cell>
          <table:table-cell office:value-type="float" office:value="111" calcext:value-type="float">
            <text:p>111</text:p>
          </table:table-cell>
          <table:table-cell table:formula="of:=ROUNDUP([.AH28]*10/100)" office:value-type="float" office:value="12" calcext:value-type="float">
            <text:p>12</text:p>
          </table:table-cell>
          <table:table-cell table:formula="of:=[.AL28]/[.AI28]*1000" office:value-type="float" office:value="62.74825" calcext:value-type="float">
            <text:p>63</text:p>
          </table:table-cell>
          <table:table-cell table:formula="of:=[.AM28]/[.AI28]*1000" office:value-type="float" office:value="160.683333333333" calcext:value-type="float">
            <text:p>161</text:p>
          </table:table-cell>
          <table:table-cell office:value-type="float" office:value="0.752979" calcext:value-type="float">
            <text:p>0.752979</text:p>
          </table:table-cell>
          <table:table-cell office:value-type="float" office:value="1.9282" calcext:value-type="float">
            <text:p>1.9282</text:p>
          </table:table-cell>
        </table:table-row>
        <table:table-row table:style-name="ro1">
          <table:table-cell office:value-type="string" calcext:value-type="string">
            <text:p>f3946_04</text:p>
          </table:table-cell>
          <table:table-cell office:value-type="float" office:value="112" calcext:value-type="float">
            <text:p>112</text:p>
          </table:table-cell>
          <table:table-cell table:formula="of:=ROUNDUP([.B29]*10/20)" office:value-type="float" office:value="56" calcext:value-type="float">
            <text:p>56</text:p>
          </table:table-cell>
          <table:table-cell table:formula="of:=[.F29]/[.C29]*1000" office:value-type="float" office:value="13.9370178571429" calcext:value-type="float">
            <text:p>14</text:p>
          </table:table-cell>
          <table:table-cell table:formula="of:=[.G29]/[.C29]*1000" office:value-type="float" office:value="34.3765178571429" calcext:value-type="float">
            <text:p>34</text:p>
          </table:table-cell>
          <table:table-cell office:value-type="float" office:value="0.780473" calcext:value-type="float">
            <text:p>0.780473</text:p>
          </table:table-cell>
          <table:table-cell office:value-type="float" office:value="1.925085" calcext:value-type="float">
            <text:p>1.925085</text:p>
          </table:table-cell>
          <table:table-cell/>
          <table:table-cell office:value-type="string" calcext:value-type="string">
            <text:p>f3946_04</text:p>
          </table:table-cell>
          <table:table-cell office:value-type="float" office:value="112" calcext:value-type="float">
            <text:p>112</text:p>
          </table:table-cell>
          <table:table-cell table:formula="of:=ROUNDUP([.J29]*10/30)" office:value-type="float" office:value="38" calcext:value-type="float">
            <text:p>38</text:p>
          </table:table-cell>
          <table:table-cell table:formula="of:=[.N29]/[.K29]*1000" office:value-type="float" office:value="20.4482894736842" calcext:value-type="float">
            <text:p>20</text:p>
          </table:table-cell>
          <table:table-cell table:formula="of:=[.O29]/[.K29]*1000" office:value-type="float" office:value="50.5365" calcext:value-type="float">
            <text:p>51</text:p>
          </table:table-cell>
          <table:table-cell office:value-type="float" office:value="0.777035" calcext:value-type="float">
            <text:p>0.777035</text:p>
          </table:table-cell>
          <table:table-cell office:value-type="float" office:value="1.920387" calcext:value-type="float">
            <text:p>1.920387</text:p>
          </table:table-cell>
          <table:table-cell/>
          <table:table-cell office:value-type="string" calcext:value-type="string">
            <text:p>f3946_04</text:p>
          </table:table-cell>
          <table:table-cell office:value-type="float" office:value="112" calcext:value-type="float">
            <text:p>112</text:p>
          </table:table-cell>
          <table:table-cell table:formula="of:=ROUNDUP([.R29]*10/40)" office:value-type="float" office:value="28" calcext:value-type="float">
            <text:p>28</text:p>
          </table:table-cell>
          <table:table-cell table:formula="of:=[.V29]/[.S29]*1000" office:value-type="float" office:value="27.8140714285714" calcext:value-type="float">
            <text:p>28</text:p>
          </table:table-cell>
          <table:table-cell table:formula="of:=[.W29]/[.S29]*1000" office:value-type="float" office:value="69.4647142857143" calcext:value-type="float">
            <text:p>69</text:p>
          </table:table-cell>
          <table:table-cell office:value-type="float" office:value="0.778794" calcext:value-type="float">
            <text:p>0.778794</text:p>
          </table:table-cell>
          <table:table-cell office:value-type="float" office:value="1.945012" calcext:value-type="float">
            <text:p>1.945012</text:p>
          </table:table-cell>
          <table:table-cell/>
          <table:table-cell office:value-type="string" calcext:value-type="string">
            <text:p>f3946_04</text:p>
          </table:table-cell>
          <table:table-cell office:value-type="float" office:value="112" calcext:value-type="float">
            <text:p>112</text:p>
          </table:table-cell>
          <table:table-cell table:formula="of:=ROUNDUP([.Z29]*10/50)" office:value-type="float" office:value="23" calcext:value-type="float">
            <text:p>23</text:p>
          </table:table-cell>
          <table:table-cell table:formula="of:=[.AD29]/[.AA29]*1000" office:value-type="float" office:value="33.2933043478261" calcext:value-type="float">
            <text:p>33</text:p>
          </table:table-cell>
          <table:table-cell table:formula="of:=[.AE29]/[.AA29]*1000" office:value-type="float" office:value="84.2359130434783" calcext:value-type="float">
            <text:p>84</text:p>
          </table:table-cell>
          <table:table-cell office:value-type="float" office:value="0.765746" calcext:value-type="float">
            <text:p>0.765746</text:p>
          </table:table-cell>
          <table:table-cell office:value-type="float" office:value="1.937426" calcext:value-type="float">
            <text:p>1.937426</text:p>
          </table:table-cell>
          <table:table-cell/>
          <table:table-cell office:value-type="string" calcext:value-type="string">
            <text:p>f3946_04</text:p>
          </table:table-cell>
          <table:table-cell office:value-type="float" office:value="112" calcext:value-type="float">
            <text:p>112</text:p>
          </table:table-cell>
          <table:table-cell table:formula="of:=ROUNDUP([.AH29]*10/100)" office:value-type="float" office:value="12" calcext:value-type="float">
            <text:p>12</text:p>
          </table:table-cell>
          <table:table-cell table:formula="of:=[.AL29]/[.AI29]*1000" office:value-type="float" office:value="62.3410833333333" calcext:value-type="float">
            <text:p>62</text:p>
          </table:table-cell>
          <table:table-cell table:formula="of:=[.AM29]/[.AI29]*1000" office:value-type="float" office:value="157.891333333333" calcext:value-type="float">
            <text:p>158</text:p>
          </table:table-cell>
          <table:table-cell office:value-type="float" office:value="0.748093" calcext:value-type="float">
            <text:p>0.748093</text:p>
          </table:table-cell>
          <table:table-cell office:value-type="float" office:value="1.894696" calcext:value-type="float">
            <text:p>1.894696</text:p>
          </table:table-cell>
        </table:table-row>
        <table:table-row table:style-name="ro1">
          <table:table-cell office:value-type="string" calcext:value-type="string">
            <text:p>f3105_03</text:p>
          </table:table-cell>
          <table:table-cell office:value-type="float" office:value="103" calcext:value-type="float">
            <text:p>103</text:p>
          </table:table-cell>
          <table:table-cell table:formula="of:=ROUNDUP([.B30]*10/20)" office:value-type="float" office:value="52" calcext:value-type="float">
            <text:p>52</text:p>
          </table:table-cell>
          <table:table-cell table:formula="of:=[.F30]/[.C30]*1000" office:value-type="float" office:value="15.2119230769231" calcext:value-type="float">
            <text:p>15</text:p>
          </table:table-cell>
          <table:table-cell table:formula="of:=[.G30]/[.C30]*1000" office:value-type="float" office:value="37.3436346153846" calcext:value-type="float">
            <text:p>37</text:p>
          </table:table-cell>
          <table:table-cell office:value-type="float" office:value="0.79102" calcext:value-type="float">
            <text:p>0.79102</text:p>
          </table:table-cell>
          <table:table-cell office:value-type="float" office:value="1.941869" calcext:value-type="float">
            <text:p>1.941869</text:p>
          </table:table-cell>
          <table:table-cell/>
          <table:table-cell office:value-type="string" calcext:value-type="string">
            <text:p>f3105_03</text:p>
          </table:table-cell>
          <table:table-cell office:value-type="float" office:value="103" calcext:value-type="float">
            <text:p>103</text:p>
          </table:table-cell>
          <table:table-cell table:formula="of:=ROUNDUP([.J30]*10/30)" office:value-type="float" office:value="35" calcext:value-type="float">
            <text:p>35</text:p>
          </table:table-cell>
          <table:table-cell table:formula="of:=[.N30]/[.K30]*1000" office:value-type="float" office:value="21.9760857142857" calcext:value-type="float">
            <text:p>22</text:p>
          </table:table-cell>
          <table:table-cell table:formula="of:=[.O30]/[.K30]*1000" office:value-type="float" office:value="55.6136" calcext:value-type="float">
            <text:p>56</text:p>
          </table:table-cell>
          <table:table-cell office:value-type="float" office:value="0.769163" calcext:value-type="float">
            <text:p>0.769163</text:p>
          </table:table-cell>
          <table:table-cell office:value-type="float" office:value="1.946476" calcext:value-type="float">
            <text:p>1.946476</text:p>
          </table:table-cell>
          <table:table-cell/>
          <table:table-cell office:value-type="string" calcext:value-type="string">
            <text:p>f3105_03</text:p>
          </table:table-cell>
          <table:table-cell office:value-type="float" office:value="103" calcext:value-type="float">
            <text:p>103</text:p>
          </table:table-cell>
          <table:table-cell table:formula="of:=ROUNDUP([.R30]*10/40)" office:value-type="float" office:value="26" calcext:value-type="float">
            <text:p>26</text:p>
          </table:table-cell>
          <table:table-cell table:formula="of:=[.V30]/[.S30]*1000" office:value-type="float" office:value="29.5649615384615" calcext:value-type="float">
            <text:p>30</text:p>
          </table:table-cell>
          <table:table-cell table:formula="of:=[.W30]/[.S30]*1000" office:value-type="float" office:value="73.7241923076923" calcext:value-type="float">
            <text:p>74</text:p>
          </table:table-cell>
          <table:table-cell office:value-type="float" office:value="0.768689" calcext:value-type="float">
            <text:p>0.768689</text:p>
          </table:table-cell>
          <table:table-cell office:value-type="float" office:value="1.916829" calcext:value-type="float">
            <text:p>1.916829</text:p>
          </table:table-cell>
          <table:table-cell/>
          <table:table-cell office:value-type="string" calcext:value-type="string">
            <text:p>f3105_03</text:p>
          </table:table-cell>
          <table:table-cell office:value-type="float" office:value="103" calcext:value-type="float">
            <text:p>103</text:p>
          </table:table-cell>
          <table:table-cell table:formula="of:=ROUNDUP([.Z30]*10/50)" office:value-type="float" office:value="21" calcext:value-type="float">
            <text:p>21</text:p>
          </table:table-cell>
          <table:table-cell table:formula="of:=[.AD30]/[.AA30]*1000" office:value-type="float" office:value="36.4614285714286" calcext:value-type="float">
            <text:p>36</text:p>
          </table:table-cell>
          <table:table-cell table:formula="of:=[.AE30]/[.AA30]*1000" office:value-type="float" office:value="90.4287619047619" calcext:value-type="float">
            <text:p>90</text:p>
          </table:table-cell>
          <table:table-cell office:value-type="float" office:value="0.76569" calcext:value-type="float">
            <text:p>0.76569</text:p>
          </table:table-cell>
          <table:table-cell office:value-type="float" office:value="1.899004" calcext:value-type="float">
            <text:p>1.899004</text:p>
          </table:table-cell>
          <table:table-cell/>
          <table:table-cell office:value-type="string" calcext:value-type="string">
            <text:p>f3105_03</text:p>
          </table:table-cell>
          <table:table-cell office:value-type="float" office:value="103" calcext:value-type="float">
            <text:p>103</text:p>
          </table:table-cell>
          <table:table-cell table:formula="of:=ROUNDUP([.AH30]*10/100)" office:value-type="float" office:value="11" calcext:value-type="float">
            <text:p>11</text:p>
          </table:table-cell>
          <table:table-cell table:formula="of:=[.AL30]/[.AI30]*1000" office:value-type="float" office:value="69.7937272727273" calcext:value-type="float">
            <text:p>70</text:p>
          </table:table-cell>
          <table:table-cell table:formula="of:=[.AM30]/[.AI30]*1000" office:value-type="float" office:value="172.356818181818" calcext:value-type="float">
            <text:p>172</text:p>
          </table:table-cell>
          <table:table-cell office:value-type="float" office:value="0.767731" calcext:value-type="float">
            <text:p>0.767731</text:p>
          </table:table-cell>
          <table:table-cell office:value-type="float" office:value="1.895925" calcext:value-type="float">
            <text:p>1.895925</text:p>
          </table:table-cell>
        </table:table-row>
        <table:table-row table:style-name="ro1">
          <table:table-cell office:value-type="string" calcext:value-type="string">
            <text:p>f0272_13</text:p>
          </table:table-cell>
          <table:table-cell office:value-type="float" office:value="94" calcext:value-type="float">
            <text:p>94</text:p>
          </table:table-cell>
          <table:table-cell table:formula="of:=ROUNDUP([.B31]*10/20)" office:value-type="float" office:value="47" calcext:value-type="float">
            <text:p>47</text:p>
          </table:table-cell>
          <table:table-cell table:formula="of:=[.F31]/[.C31]*1000" office:value-type="float" office:value="16.5122553191489" calcext:value-type="float">
            <text:p>17</text:p>
          </table:table-cell>
          <table:table-cell table:formula="of:=[.G31]/[.C31]*1000" office:value-type="float" office:value="40.9497234042553" calcext:value-type="float">
            <text:p>41</text:p>
          </table:table-cell>
          <table:table-cell office:value-type="float" office:value="0.776076" calcext:value-type="float">
            <text:p>0.776076</text:p>
          </table:table-cell>
          <table:table-cell office:value-type="float" office:value="1.924637" calcext:value-type="float">
            <text:p>1.924637</text:p>
          </table:table-cell>
          <table:table-cell/>
          <table:table-cell office:value-type="string" calcext:value-type="string">
            <text:p>f0272_13</text:p>
          </table:table-cell>
          <table:table-cell office:value-type="float" office:value="94" calcext:value-type="float">
            <text:p>94</text:p>
          </table:table-cell>
          <table:table-cell table:formula="of:=ROUNDUP([.J31]*10/30)" office:value-type="float" office:value="32" calcext:value-type="float">
            <text:p>32</text:p>
          </table:table-cell>
          <table:table-cell table:formula="of:=[.N31]/[.K31]*1000" office:value-type="float" office:value="25.00109375" calcext:value-type="float">
            <text:p>25</text:p>
          </table:table-cell>
          <table:table-cell table:formula="of:=[.O31]/[.K31]*1000" office:value-type="float" office:value="61.32109375" calcext:value-type="float">
            <text:p>61</text:p>
          </table:table-cell>
          <table:table-cell office:value-type="float" office:value="0.800035" calcext:value-type="float">
            <text:p>0.800035</text:p>
          </table:table-cell>
          <table:table-cell office:value-type="float" office:value="1.962275" calcext:value-type="float">
            <text:p>1.962275</text:p>
          </table:table-cell>
          <table:table-cell/>
          <table:table-cell office:value-type="string" calcext:value-type="string">
            <text:p>f0272_13</text:p>
          </table:table-cell>
          <table:table-cell office:value-type="float" office:value="94" calcext:value-type="float">
            <text:p>94</text:p>
          </table:table-cell>
          <table:table-cell table:formula="of:=ROUNDUP([.R31]*10/40)" office:value-type="float" office:value="24" calcext:value-type="float">
            <text:p>24</text:p>
          </table:table-cell>
          <table:table-cell table:formula="of:=[.V31]/[.S31]*1000" office:value-type="float" office:value="32.8530416666667" calcext:value-type="float">
            <text:p>33</text:p>
          </table:table-cell>
          <table:table-cell table:formula="of:=[.W31]/[.S31]*1000" office:value-type="float" office:value="80.9766666666667" calcext:value-type="float">
            <text:p>81</text:p>
          </table:table-cell>
          <table:table-cell office:value-type="float" office:value="0.788473" calcext:value-type="float">
            <text:p>0.788473</text:p>
          </table:table-cell>
          <table:table-cell office:value-type="float" office:value="1.94344" calcext:value-type="float">
            <text:p>1.94344</text:p>
          </table:table-cell>
          <table:table-cell/>
          <table:table-cell office:value-type="string" calcext:value-type="string">
            <text:p>f0272_13</text:p>
          </table:table-cell>
          <table:table-cell office:value-type="float" office:value="94" calcext:value-type="float">
            <text:p>94</text:p>
          </table:table-cell>
          <table:table-cell table:formula="of:=ROUNDUP([.Z31]*10/50)" office:value-type="float" office:value="19" calcext:value-type="float">
            <text:p>19</text:p>
          </table:table-cell>
          <table:table-cell table:formula="of:=[.AD31]/[.AA31]*1000" office:value-type="float" office:value="39.997" calcext:value-type="float">
            <text:p>40</text:p>
          </table:table-cell>
          <table:table-cell table:formula="of:=[.AE31]/[.AA31]*1000" office:value-type="float" office:value="101.633263157895" calcext:value-type="float">
            <text:p>102</text:p>
          </table:table-cell>
          <table:table-cell office:value-type="float" office:value="0.759943" calcext:value-type="float">
            <text:p>0.759943</text:p>
          </table:table-cell>
          <table:table-cell office:value-type="float" office:value="1.931032" calcext:value-type="float">
            <text:p>1.931032</text:p>
          </table:table-cell>
          <table:table-cell/>
          <table:table-cell office:value-type="string" calcext:value-type="string">
            <text:p>f0272_13</text:p>
          </table:table-cell>
          <table:table-cell office:value-type="float" office:value="94" calcext:value-type="float">
            <text:p>94</text:p>
          </table:table-cell>
          <table:table-cell table:formula="of:=ROUNDUP([.AH31]*10/100)" office:value-type="float" office:value="10" calcext:value-type="float">
            <text:p>10</text:p>
          </table:table-cell>
          <table:table-cell table:formula="of:=[.AL31]/[.AI31]*1000" office:value-type="float" office:value="75.4913" calcext:value-type="float">
            <text:p>75</text:p>
          </table:table-cell>
          <table:table-cell table:formula="of:=[.AM31]/[.AI31]*1000" office:value-type="float" office:value="189.2572" calcext:value-type="float">
            <text:p>189</text:p>
          </table:table-cell>
          <table:table-cell office:value-type="float" office:value="0.754913" calcext:value-type="float">
            <text:p>0.754913</text:p>
          </table:table-cell>
          <table:table-cell office:value-type="float" office:value="1.892572" calcext:value-type="float">
            <text:p>1.892572</text:p>
          </table:table-cell>
        </table:table-row>
        <table:table-row table:style-name="ro1">
          <table:table-cell office:value-type="string" calcext:value-type="string">
            <text:p>f3116_03</text:p>
          </table:table-cell>
          <table:table-cell office:value-type="float" office:value="100" calcext:value-type="float">
            <text:p>100</text:p>
          </table:table-cell>
          <table:table-cell table:formula="of:=ROUNDUP([.B32]*10/20)" office:value-type="float" office:value="50" calcext:value-type="float">
            <text:p>50</text:p>
          </table:table-cell>
          <table:table-cell table:formula="of:=[.F32]/[.C32]*1000" office:value-type="float" office:value="15.5327" calcext:value-type="float">
            <text:p>16</text:p>
          </table:table-cell>
          <table:table-cell table:formula="of:=[.G32]/[.C32]*1000" office:value-type="float" office:value="38.53826" calcext:value-type="float">
            <text:p>39</text:p>
          </table:table-cell>
          <table:table-cell office:value-type="float" office:value="0.776635" calcext:value-type="float">
            <text:p>0.776635</text:p>
          </table:table-cell>
          <table:table-cell office:value-type="float" office:value="1.926913" calcext:value-type="float">
            <text:p>1.926913</text:p>
          </table:table-cell>
          <table:table-cell/>
          <table:table-cell office:value-type="string" calcext:value-type="string">
            <text:p>f3116_03</text:p>
          </table:table-cell>
          <table:table-cell office:value-type="float" office:value="100" calcext:value-type="float">
            <text:p>100</text:p>
          </table:table-cell>
          <table:table-cell table:formula="of:=ROUNDUP([.J32]*10/30)" office:value-type="float" office:value="34" calcext:value-type="float">
            <text:p>34</text:p>
          </table:table-cell>
          <table:table-cell table:formula="of:=[.N32]/[.K32]*1000" office:value-type="float" office:value="22.7348235294118" calcext:value-type="float">
            <text:p>23</text:p>
          </table:table-cell>
          <table:table-cell table:formula="of:=[.O32]/[.K32]*1000" office:value-type="float" office:value="56.8416176470588" calcext:value-type="float">
            <text:p>57</text:p>
          </table:table-cell>
          <table:table-cell office:value-type="float" office:value="0.772984" calcext:value-type="float">
            <text:p>0.772984</text:p>
          </table:table-cell>
          <table:table-cell office:value-type="float" office:value="1.932615" calcext:value-type="float">
            <text:p>1.932615</text:p>
          </table:table-cell>
          <table:table-cell/>
          <table:table-cell office:value-type="string" calcext:value-type="string">
            <text:p>f3116_03</text:p>
          </table:table-cell>
          <table:table-cell office:value-type="float" office:value="100" calcext:value-type="float">
            <text:p>100</text:p>
          </table:table-cell>
          <table:table-cell table:formula="of:=ROUNDUP([.R32]*10/40)" office:value-type="float" office:value="25" calcext:value-type="float">
            <text:p>25</text:p>
          </table:table-cell>
          <table:table-cell table:formula="of:=[.V32]/[.S32]*1000" office:value-type="float" office:value="30.6458" calcext:value-type="float">
            <text:p>31</text:p>
          </table:table-cell>
          <table:table-cell table:formula="of:=[.W32]/[.S32]*1000" office:value-type="float" office:value="76.21832" calcext:value-type="float">
            <text:p>76</text:p>
          </table:table-cell>
          <table:table-cell office:value-type="float" office:value="0.766145" calcext:value-type="float">
            <text:p>0.766145</text:p>
          </table:table-cell>
          <table:table-cell office:value-type="float" office:value="1.905458" calcext:value-type="float">
            <text:p>1.905458</text:p>
          </table:table-cell>
          <table:table-cell/>
          <table:table-cell office:value-type="string" calcext:value-type="string">
            <text:p>f3116_03</text:p>
          </table:table-cell>
          <table:table-cell office:value-type="float" office:value="100" calcext:value-type="float">
            <text:p>100</text:p>
          </table:table-cell>
          <table:table-cell table:formula="of:=ROUNDUP([.Z32]*10/50)" office:value-type="float" office:value="20" calcext:value-type="float">
            <text:p>20</text:p>
          </table:table-cell>
          <table:table-cell table:formula="of:=[.AD32]/[.AA32]*1000" office:value-type="float" office:value="38.0396" calcext:value-type="float">
            <text:p>38</text:p>
          </table:table-cell>
          <table:table-cell table:formula="of:=[.AE32]/[.AA32]*1000" office:value-type="float" office:value="96.13135" calcext:value-type="float">
            <text:p>96</text:p>
          </table:table-cell>
          <table:table-cell office:value-type="float" office:value="0.760792" calcext:value-type="float">
            <text:p>0.760792</text:p>
          </table:table-cell>
          <table:table-cell office:value-type="float" office:value="1.922627" calcext:value-type="float">
            <text:p>1.922627</text:p>
          </table:table-cell>
          <table:table-cell/>
          <table:table-cell office:value-type="string" calcext:value-type="string">
            <text:p>f3116_03</text:p>
          </table:table-cell>
          <table:table-cell office:value-type="float" office:value="100" calcext:value-type="float">
            <text:p>100</text:p>
          </table:table-cell>
          <table:table-cell table:formula="of:=ROUNDUP([.AH32]*10/100)" office:value-type="float" office:value="10" calcext:value-type="float">
            <text:p>10</text:p>
          </table:table-cell>
          <table:table-cell table:formula="of:=[.AL32]/[.AI32]*1000" office:value-type="float" office:value="74.7075" calcext:value-type="float">
            <text:p>75</text:p>
          </table:table-cell>
          <table:table-cell table:formula="of:=[.AM32]/[.AI32]*1000" office:value-type="float" office:value="188.8105" calcext:value-type="float">
            <text:p>189</text:p>
          </table:table-cell>
          <table:table-cell office:value-type="float" office:value="0.747075" calcext:value-type="float">
            <text:p>0.747075</text:p>
          </table:table-cell>
          <table:table-cell office:value-type="float" office:value="1.888105" calcext:value-type="float">
            <text:p>1.888105</text:p>
          </table:table-cell>
        </table:table-row>
        <table:table-row table:style-name="ro1">
          <table:table-cell office:value-type="string" calcext:value-type="string">
            <text:p>f3815_34</text:p>
          </table:table-cell>
          <table:table-cell office:value-type="float" office:value="113" calcext:value-type="float">
            <text:p>113</text:p>
          </table:table-cell>
          <table:table-cell table:formula="of:=ROUNDUP([.B33]*10/20)" office:value-type="float" office:value="57" calcext:value-type="float">
            <text:p>57</text:p>
          </table:table-cell>
          <table:table-cell table:formula="of:=[.F33]/[.C33]*1000" office:value-type="float" office:value="13.7953684210526" calcext:value-type="float">
            <text:p>14</text:p>
          </table:table-cell>
          <table:table-cell table:formula="of:=[.G33]/[.C33]*1000" office:value-type="float" office:value="33.6098245614035" calcext:value-type="float">
            <text:p>34</text:p>
          </table:table-cell>
          <table:table-cell office:value-type="float" office:value="0.786336" calcext:value-type="float">
            <text:p>0.786336</text:p>
          </table:table-cell>
          <table:table-cell office:value-type="float" office:value="1.91576" calcext:value-type="float">
            <text:p>1.91576</text:p>
          </table:table-cell>
          <table:table-cell/>
          <table:table-cell office:value-type="string" calcext:value-type="string">
            <text:p>f3815_34</text:p>
          </table:table-cell>
          <table:table-cell office:value-type="float" office:value="113" calcext:value-type="float">
            <text:p>113</text:p>
          </table:table-cell>
          <table:table-cell table:formula="of:=ROUNDUP([.J33]*10/30)" office:value-type="float" office:value="38" calcext:value-type="float">
            <text:p>38</text:p>
          </table:table-cell>
          <table:table-cell table:formula="of:=[.N33]/[.K33]*1000" office:value-type="float" office:value="20.0816842105263" calcext:value-type="float">
            <text:p>20</text:p>
          </table:table-cell>
          <table:table-cell table:formula="of:=[.O33]/[.K33]*1000" office:value-type="float" office:value="50.0134473684211" calcext:value-type="float">
            <text:p>50</text:p>
          </table:table-cell>
          <table:table-cell office:value-type="float" office:value="0.763104" calcext:value-type="float">
            <text:p>0.763104</text:p>
          </table:table-cell>
          <table:table-cell office:value-type="float" office:value="1.900511" calcext:value-type="float">
            <text:p>1.900511</text:p>
          </table:table-cell>
          <table:table-cell/>
          <table:table-cell office:value-type="string" calcext:value-type="string">
            <text:p>f3815_34</text:p>
          </table:table-cell>
          <table:table-cell office:value-type="float" office:value="113" calcext:value-type="float">
            <text:p>113</text:p>
          </table:table-cell>
          <table:table-cell table:formula="of:=ROUNDUP([.R33]*10/40)" office:value-type="float" office:value="29" calcext:value-type="float">
            <text:p>29</text:p>
          </table:table-cell>
          <table:table-cell table:formula="of:=[.V33]/[.S33]*1000" office:value-type="float" office:value="26.6319655172414" calcext:value-type="float">
            <text:p>27</text:p>
          </table:table-cell>
          <table:table-cell table:formula="of:=[.W33]/[.S33]*1000" office:value-type="float" office:value="66.1611034482759" calcext:value-type="float">
            <text:p>66</text:p>
          </table:table-cell>
          <table:table-cell office:value-type="float" office:value="0.772327" calcext:value-type="float">
            <text:p>0.772327</text:p>
          </table:table-cell>
          <table:table-cell office:value-type="float" office:value="1.918672" calcext:value-type="float">
            <text:p>1.918672</text:p>
          </table:table-cell>
          <table:table-cell/>
          <table:table-cell office:value-type="string" calcext:value-type="string">
            <text:p>f3815_34</text:p>
          </table:table-cell>
          <table:table-cell office:value-type="float" office:value="113" calcext:value-type="float">
            <text:p>113</text:p>
          </table:table-cell>
          <table:table-cell table:formula="of:=ROUNDUP([.Z33]*10/50)" office:value-type="float" office:value="23" calcext:value-type="float">
            <text:p>23</text:p>
          </table:table-cell>
          <table:table-cell table:formula="of:=[.AD33]/[.AA33]*1000" office:value-type="float" office:value="33.4511304347826" calcext:value-type="float">
            <text:p>33</text:p>
          </table:table-cell>
          <table:table-cell table:formula="of:=[.AE33]/[.AA33]*1000" office:value-type="float" office:value="84.5531739130435" calcext:value-type="float">
            <text:p>85</text:p>
          </table:table-cell>
          <table:table-cell office:value-type="float" office:value="0.769376" calcext:value-type="float">
            <text:p>0.769376</text:p>
          </table:table-cell>
          <table:table-cell office:value-type="float" office:value="1.944723" calcext:value-type="float">
            <text:p>1.944723</text:p>
          </table:table-cell>
          <table:table-cell/>
          <table:table-cell office:value-type="string" calcext:value-type="string">
            <text:p>f3815_34</text:p>
          </table:table-cell>
          <table:table-cell office:value-type="float" office:value="113" calcext:value-type="float">
            <text:p>113</text:p>
          </table:table-cell>
          <table:table-cell table:formula="of:=ROUNDUP([.AH33]*10/100)" office:value-type="float" office:value="12" calcext:value-type="float">
            <text:p>12</text:p>
          </table:table-cell>
          <table:table-cell table:formula="of:=[.AL33]/[.AI33]*1000" office:value-type="float" office:value="63.4608333333333" calcext:value-type="float">
            <text:p>63</text:p>
          </table:table-cell>
          <table:table-cell table:formula="of:=[.AM33]/[.AI33]*1000" office:value-type="float" office:value="159.86775" calcext:value-type="float">
            <text:p>160</text:p>
          </table:table-cell>
          <table:table-cell office:value-type="float" office:value="0.76153" calcext:value-type="float">
            <text:p>0.76153</text:p>
          </table:table-cell>
          <table:table-cell office:value-type="float" office:value="1.918413" calcext:value-type="float">
            <text:p>1.918413</text:p>
          </table:table-cell>
        </table:table-row>
        <table:table-row table:style-name="ro1">
          <table:table-cell office:value-type="string" calcext:value-type="string">
            <text:p>f3903_05</text:p>
          </table:table-cell>
          <table:table-cell office:value-type="float" office:value="104" calcext:value-type="float">
            <text:p>104</text:p>
          </table:table-cell>
          <table:table-cell table:formula="of:=ROUNDUP([.B34]*10/20)" office:value-type="float" office:value="52" calcext:value-type="float">
            <text:p>52</text:p>
          </table:table-cell>
          <table:table-cell table:formula="of:=[.F34]/[.C34]*1000" office:value-type="float" office:value="15.0430769230769" calcext:value-type="float">
            <text:p>15</text:p>
          </table:table-cell>
          <table:table-cell table:formula="of:=[.G34]/[.C34]*1000" office:value-type="float" office:value="36.8469615384615" calcext:value-type="float">
            <text:p>37</text:p>
          </table:table-cell>
          <table:table-cell office:value-type="float" office:value="0.78224" calcext:value-type="float">
            <text:p>0.78224</text:p>
          </table:table-cell>
          <table:table-cell office:value-type="float" office:value="1.916042" calcext:value-type="float">
            <text:p>1.916042</text:p>
          </table:table-cell>
          <table:table-cell/>
          <table:table-cell office:value-type="string" calcext:value-type="string">
            <text:p>f3903_05</text:p>
          </table:table-cell>
          <table:table-cell office:value-type="float" office:value="104" calcext:value-type="float">
            <text:p>104</text:p>
          </table:table-cell>
          <table:table-cell table:formula="of:=ROUNDUP([.J34]*10/30)" office:value-type="float" office:value="35" calcext:value-type="float">
            <text:p>35</text:p>
          </table:table-cell>
          <table:table-cell table:formula="of:=[.N34]/[.K34]*1000" office:value-type="float" office:value="22.1264285714286" calcext:value-type="float">
            <text:p>22</text:p>
          </table:table-cell>
          <table:table-cell table:formula="of:=[.O34]/[.K34]*1000" office:value-type="float" office:value="54.6135142857143" calcext:value-type="float">
            <text:p>55</text:p>
          </table:table-cell>
          <table:table-cell office:value-type="float" office:value="0.774425" calcext:value-type="float">
            <text:p>0.774425</text:p>
          </table:table-cell>
          <table:table-cell office:value-type="float" office:value="1.911473" calcext:value-type="float">
            <text:p>1.911473</text:p>
          </table:table-cell>
          <table:table-cell/>
          <table:table-cell office:value-type="string" calcext:value-type="string">
            <text:p>f3903_05</text:p>
          </table:table-cell>
          <table:table-cell office:value-type="float" office:value="104" calcext:value-type="float">
            <text:p>104</text:p>
          </table:table-cell>
          <table:table-cell table:formula="of:=ROUNDUP([.R34]*10/40)" office:value-type="float" office:value="26" calcext:value-type="float">
            <text:p>26</text:p>
          </table:table-cell>
          <table:table-cell table:formula="of:=[.V34]/[.S34]*1000" office:value-type="float" office:value="29.2647307692308" calcext:value-type="float">
            <text:p>29</text:p>
          </table:table-cell>
          <table:table-cell table:formula="of:=[.W34]/[.S34]*1000" office:value-type="float" office:value="73.7479615384615" calcext:value-type="float">
            <text:p>74</text:p>
          </table:table-cell>
          <table:table-cell office:value-type="float" office:value="0.760883" calcext:value-type="float">
            <text:p>0.760883</text:p>
          </table:table-cell>
          <table:table-cell office:value-type="float" office:value="1.917447" calcext:value-type="float">
            <text:p>1.917447</text:p>
          </table:table-cell>
          <table:table-cell/>
          <table:table-cell office:value-type="string" calcext:value-type="string">
            <text:p>f3903_05</text:p>
          </table:table-cell>
          <table:table-cell office:value-type="float" office:value="104" calcext:value-type="float">
            <text:p>104</text:p>
          </table:table-cell>
          <table:table-cell table:formula="of:=ROUNDUP([.Z34]*10/50)" office:value-type="float" office:value="21" calcext:value-type="float">
            <text:p>21</text:p>
          </table:table-cell>
          <table:table-cell table:formula="of:=[.AD34]/[.AA34]*1000" office:value-type="float" office:value="35.9434761904762" calcext:value-type="float">
            <text:p>36</text:p>
          </table:table-cell>
          <table:table-cell table:formula="of:=[.AE34]/[.AA34]*1000" office:value-type="float" office:value="92.8476666666667" calcext:value-type="float">
            <text:p>93</text:p>
          </table:table-cell>
          <table:table-cell office:value-type="float" office:value="0.754813" calcext:value-type="float">
            <text:p>0.754813</text:p>
          </table:table-cell>
          <table:table-cell office:value-type="float" office:value="1.949801" calcext:value-type="float">
            <text:p>1.949801</text:p>
          </table:table-cell>
          <table:table-cell/>
          <table:table-cell office:value-type="string" calcext:value-type="string">
            <text:p>f3903_05</text:p>
          </table:table-cell>
          <table:table-cell office:value-type="float" office:value="104" calcext:value-type="float">
            <text:p>104</text:p>
          </table:table-cell>
          <table:table-cell table:formula="of:=ROUNDUP([.AH34]*10/100)" office:value-type="float" office:value="11" calcext:value-type="float">
            <text:p>11</text:p>
          </table:table-cell>
          <table:table-cell table:formula="of:=[.AL34]/[.AI34]*1000" office:value-type="float" office:value="68.0731818181818" calcext:value-type="float">
            <text:p>68</text:p>
          </table:table-cell>
          <table:table-cell table:formula="of:=[.AM34]/[.AI34]*1000" office:value-type="float" office:value="173.672818181818" calcext:value-type="float">
            <text:p>174</text:p>
          </table:table-cell>
          <table:table-cell office:value-type="float" office:value="0.748805" calcext:value-type="float">
            <text:p>0.748805</text:p>
          </table:table-cell>
          <table:table-cell office:value-type="float" office:value="1.910401" calcext:value-type="float">
            <text:p>1.910401</text:p>
          </table:table-cell>
        </table:table-row>
        <table:table-row table:style-name="ro1">
          <table:table-cell office:value-type="string" calcext:value-type="string">
            <text:p>f0900_42</text:p>
          </table:table-cell>
          <table:table-cell office:value-type="float" office:value="67" calcext:value-type="float">
            <text:p>67</text:p>
          </table:table-cell>
          <table:table-cell table:formula="of:=ROUNDUP([.B35]*10/20)" office:value-type="float" office:value="34" calcext:value-type="float">
            <text:p>34</text:p>
          </table:table-cell>
          <table:table-cell table:formula="of:=[.F35]/[.C35]*1000" office:value-type="float" office:value="22.7412647058824" calcext:value-type="float">
            <text:p>23</text:p>
          </table:table-cell>
          <table:table-cell table:formula="of:=[.G35]/[.C35]*1000" office:value-type="float" office:value="56.8929705882353" calcext:value-type="float">
            <text:p>57</text:p>
          </table:table-cell>
          <table:table-cell office:value-type="float" office:value="0.773203" calcext:value-type="float">
            <text:p>0.773203</text:p>
          </table:table-cell>
          <table:table-cell office:value-type="float" office:value="1.934361" calcext:value-type="float">
            <text:p>1.934361</text:p>
          </table:table-cell>
          <table:table-cell/>
          <table:table-cell office:value-type="string" calcext:value-type="string">
            <text:p>f0900_42</text:p>
          </table:table-cell>
          <table:table-cell office:value-type="float" office:value="67" calcext:value-type="float">
            <text:p>67</text:p>
          </table:table-cell>
          <table:table-cell table:formula="of:=ROUNDUP([.J35]*10/30)" office:value-type="float" office:value="23" calcext:value-type="float">
            <text:p>23</text:p>
          </table:table-cell>
          <table:table-cell table:formula="of:=[.N35]/[.K35]*1000" office:value-type="float" office:value="33.6347391304348" calcext:value-type="float">
            <text:p>34</text:p>
          </table:table-cell>
          <table:table-cell table:formula="of:=[.O35]/[.K35]*1000" office:value-type="float" office:value="85.6544347826087" calcext:value-type="float">
            <text:p>86</text:p>
          </table:table-cell>
          <table:table-cell office:value-type="float" office:value="0.773599" calcext:value-type="float">
            <text:p>0.773599</text:p>
          </table:table-cell>
          <table:table-cell office:value-type="float" office:value="1.970052" calcext:value-type="float">
            <text:p>1.970052</text:p>
          </table:table-cell>
          <table:table-cell/>
          <table:table-cell office:value-type="string" calcext:value-type="string">
            <text:p>f0900_42</text:p>
          </table:table-cell>
          <table:table-cell office:value-type="float" office:value="67" calcext:value-type="float">
            <text:p>67</text:p>
          </table:table-cell>
          <table:table-cell table:formula="of:=ROUNDUP([.R35]*10/40)" office:value-type="float" office:value="17" calcext:value-type="float">
            <text:p>17</text:p>
          </table:table-cell>
          <table:table-cell table:formula="of:=[.V35]/[.S35]*1000" office:value-type="float" office:value="45.2438823529412" calcext:value-type="float">
            <text:p>45</text:p>
          </table:table-cell>
          <table:table-cell table:formula="of:=[.W35]/[.S35]*1000" office:value-type="float" office:value="112.359352941176" calcext:value-type="float">
            <text:p>112</text:p>
          </table:table-cell>
          <table:table-cell office:value-type="float" office:value="0.769146" calcext:value-type="float">
            <text:p>0.769146</text:p>
          </table:table-cell>
          <table:table-cell office:value-type="float" office:value="1.910109" calcext:value-type="float">
            <text:p>1.910109</text:p>
          </table:table-cell>
          <table:table-cell/>
          <table:table-cell office:value-type="string" calcext:value-type="string">
            <text:p>f0900_42</text:p>
          </table:table-cell>
          <table:table-cell office:value-type="float" office:value="67" calcext:value-type="float">
            <text:p>67</text:p>
          </table:table-cell>
          <table:table-cell table:formula="of:=ROUNDUP([.Z35]*10/50)" office:value-type="float" office:value="14" calcext:value-type="float">
            <text:p>14</text:p>
          </table:table-cell>
          <table:table-cell table:formula="of:=[.AD35]/[.AA35]*1000" office:value-type="float" office:value="54.9907857142857" calcext:value-type="float">
            <text:p>55</text:p>
          </table:table-cell>
          <table:table-cell table:formula="of:=[.AE35]/[.AA35]*1000" office:value-type="float" office:value="134.093" calcext:value-type="float">
            <text:p>134</text:p>
          </table:table-cell>
          <table:table-cell office:value-type="float" office:value="0.769871" calcext:value-type="float">
            <text:p>0.769871</text:p>
          </table:table-cell>
          <table:table-cell office:value-type="float" office:value="1.877302" calcext:value-type="float">
            <text:p>1.877302</text:p>
          </table:table-cell>
          <table:table-cell/>
          <table:table-cell office:value-type="string" calcext:value-type="string">
            <text:p>f0900_42</text:p>
          </table:table-cell>
          <table:table-cell office:value-type="float" office:value="67" calcext:value-type="float">
            <text:p>67</text:p>
          </table:table-cell>
          <table:table-cell table:formula="of:=ROUNDUP([.AH35]*10/100)" office:value-type="float" office:value="7" calcext:value-type="float">
            <text:p>7</text:p>
          </table:table-cell>
          <table:table-cell table:formula="of:=[.AL35]/[.AI35]*1000" office:value-type="float" office:value="108.611285714286" calcext:value-type="float">
            <text:p>109</text:p>
          </table:table-cell>
          <table:table-cell table:formula="of:=[.AM35]/[.AI35]*1000" office:value-type="float" office:value="275.614571428571" calcext:value-type="float">
            <text:p>276</text:p>
          </table:table-cell>
          <table:table-cell office:value-type="float" office:value="0.760279" calcext:value-type="float">
            <text:p>0.760279</text:p>
          </table:table-cell>
          <table:table-cell office:value-type="float" office:value="1.929302" calcext:value-type="float">
            <text:p>1.929302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aver</text:p>
          </table:table-cell>
          <table:table-cell table:style-name="ce3" table:formula="of:=AVERAGE([.D26:.D35])" office:value-type="float" office:value="16.2097003281249" calcext:value-type="float">
            <text:p>16</text:p>
          </table:table-cell>
          <table:table-cell table:style-name="ce3" table:formula="of:=AVERAGE([.E26:.E35])" office:value-type="float" office:value="40.0814607766348" calcext:value-type="float">
            <text:p>40</text:p>
          </table:table-cell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aver</text:p>
          </table:table-cell>
          <table:table-cell table:style-name="ce3" table:formula="of:=AVERAGE([.L26:.L35])" office:value-type="float" office:value="23.8490693652121" calcext:value-type="float">
            <text:p>24</text:p>
          </table:table-cell>
          <table:table-cell table:style-name="ce3" table:formula="of:=AVERAGE([.M26:.M35])" office:value-type="float" office:value="59.483705458165" calcext:value-type="float">
            <text:p>59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office:value-type="string" calcext:value-type="string">
            <text:p>aver</text:p>
          </table:table-cell>
          <table:table-cell table:style-name="ce3" table:formula="of:=AVERAGE([.T26:.T35])" office:value-type="float" office:value="31.9905836789596" calcext:value-type="float">
            <text:p>32</text:p>
          </table:table-cell>
          <table:table-cell table:style-name="ce3" table:formula="of:=AVERAGE([.U26:.U35])" office:value-type="float" office:value="79.0746248001174" calcext:value-type="float">
            <text:p>79</text:p>
          </table:table-cell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aver</text:p>
          </table:table-cell>
          <table:table-cell table:style-name="ce3" table:formula="of:=AVERAGE([.AB26:.AB35])" office:value-type="float" office:value="38.9262951061077" calcext:value-type="float">
            <text:p>39</text:p>
          </table:table-cell>
          <table:table-cell table:style-name="ce3" table:formula="of:=AVERAGE([.AC26:.AC35])" office:value-type="float" office:value="97.7919278271766" calcext:value-type="float">
            <text:p>98</text:p>
          </table:table-cell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aver</text:p>
          </table:table-cell>
          <table:table-cell table:style-name="ce3" table:formula="of:=AVERAGE([.AJ26:.AJ35])" office:value-type="float" office:value="75.0323218290043" calcext:value-type="float">
            <text:p>75</text:p>
          </table:table-cell>
          <table:table-cell table:style-name="ce3" table:formula="of:=AVERAGE([.AK26:.AK35])" office:value-type="float" office:value="189.045627900433" calcext:value-type="float">
            <text:p>189</text:p>
          </table:table-cell>
          <table:table-cell table:style-name="Default" table:number-columns-repeated="2"/>
        </table:table-row>
      </table:table>
      <table:table table:name="工作表2" table:style-name="ta1">
        <table:shapes>
          <draw:frame draw:z-index="0" draw:style-name="gr1" draw:text-style-name="P1" svg:width="22.919cm" svg:height="8.999cm" svg:x="15.463cm" svg:y="0.551cm">
            <draw:object draw:notify-on-update-of-ranges="工作表2.A1:工作表2.A1 工作表2.A2:工作表2.A6 工作表2.B1:工作表2.B1 工作表2.B2:工作表2.B6 工作表2.D1:工作表2.D1 工作表2.D2:工作表2.D6 工作表2.C1:工作表2.C1 工作表2.C2:工作表2.C6 工作表2.E1:工作表2.E1 工作表2.E2:工作表2.E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7" table:number-columns-repeated="4" table:default-cell-style-name="ce3"/>
        <table:table-row table:style-name="ro1">
          <table:table-cell office:value-type="string" calcext:value-type="string">
            <text:p>batch</text:p>
          </table:table-cell>
          <table:table-cell table:style-name="Default" office:value-type="string" calcext:value-type="string">
            <text:p>Epoch:5,without warm</text:p>
          </table:table-cell>
          <table:table-cell table:style-name="Default" office:value-type="string" calcext:value-type="string">
            <text:p>Epoch:10,without warm</text:p>
          </table:table-cell>
          <table:table-cell table:style-name="Default" office:value-type="string" calcext:value-type="string">
            <text:p>Epoch:5</text:p>
          </table:table-cell>
          <table:table-cell table:style-name="Default" office:value-type="string" calcext:value-type="string">
            <text:p>Epoch: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.0705567568932" calcext:value-type="float">
            <text:p>26</text:p>
          </table:table-cell>
          <table:table-cell office:value-type="float" office:value="16.2097003281249" calcext:value-type="float">
            <text:p>16</text:p>
          </table:table-cell>
          <table:table-cell office:value-type="float" office:value="70.1461967140256" calcext:value-type="float">
            <text:p>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.9974444441137" calcext:value-type="float">
            <text:p>38</text:p>
          </table:table-cell>
          <table:table-cell office:value-type="float" office:value="23.8490693652121" calcext:value-type="float">
            <text:p>24</text:p>
          </table:table-cell>
          <table:table-cell office:value-type="float" office:value="108.033632578028" calcext:value-type="float">
            <text:p>108</text:p>
          </table:table-cell>
          <table:table-cell office:value-type="float" office:value="59.483705458165" calcext:value-type="float">
            <text:p>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.7722919413919" calcext:value-type="float">
            <text:p>51</text:p>
          </table:table-cell>
          <table:table-cell office:value-type="float" office:value="31.9905836789596" calcext:value-type="float">
            <text:p>32</text:p>
          </table:table-cell>
          <table:table-cell office:value-type="float" office:value="144.157815885226" calcext:value-type="float">
            <text:p>144</text:p>
          </table:table-cell>
          <table:table-cell office:value-type="float" office:value="79.0746248001174" calcext:value-type="float">
            <text:p>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1.3887082359307" calcext:value-type="float">
            <text:p>61</text:p>
          </table:table-cell>
          <table:table-cell office:value-type="float" office:value="38.9262951061077" calcext:value-type="float">
            <text:p>39</text:p>
          </table:table-cell>
          <table:table-cell office:value-type="float" office:value="175.211848917749" calcext:value-type="float">
            <text:p>175</text:p>
          </table:table-cell>
          <table:table-cell office:value-type="float" office:value="97.7919278271766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.015706666667" calcext:value-type="float">
            <text:p>117</text:p>
          </table:table-cell>
          <table:table-cell office:value-type="float" office:value="75.0323218290043" calcext:value-type="float">
            <text:p>75</text:p>
          </table:table-cell>
          <table:table-cell office:value-type="float" office:value="336.858515" calcext:value-type="float">
            <text:p>337</text:p>
          </table:table-cell>
          <table:table-cell office:value-type="float" office:value="189.045627900433" calcext:value-type="float">
            <text:p>1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 number:title="自定义的">
      <number:number number:decimal-places="1" loext:min-decimal-places="1" number:min-integer-digits="1"/>
    </number:number-style>
    <number:number-style style:name="N118" number:title="自定义的">
      <number:number number:decimal-places="12" loext:min-decimal-places="12" number:min-integer-digits="1"/>
    </number:number-style>
    <number:number-style style:name="N119" number:title="自定义的">
      <number:number number:decimal-places="11" loext:min-decimal-places="11" number:min-integer-digits="1"/>
    </number:number-style>
    <number:number-style style:name="N120">
      <number:number number:decimal-places="13" loext:min-decimal-places="13"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7T10:22:05.102636929</meta:creation-date>
    <dc:date>2021-07-08T09:53:58.331672484</dc:date>
    <meta:editing-duration>PT23H10M39S</meta:editing-duration>
    <meta:editing-cycles>107</meta:editing-cycles>
    <meta:generator>LibreOffice/6.4.7.2$Linux_X86_64 LibreOffice_project/40$Build-2</meta:generator>
    <meta:document-statistic meta:table-count="2" meta:cell-count="870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92cm" svg:height="9cm" xlink:href=".." xlink:type="simple" chart:class="chart:line" chart:style-name="ch1">
        <chart:legend chart:legend-position="end" svg:x="18.004cm" svg:y="3.454cm" style:legend-expansion="high" chart:style-name="ch2"/>
        <chart:plot-area chart:style-name="ch3" table:cell-range-address="工作表2.A1:工作表2.E6" chart:data-source-has-labels="both" svg:x="0.458cm" svg:y="0.18cm" svg:width="17.088cm" svg:height="8.64cm">
          <chartooo:coordinate-region svg:x="1.265cm" svg:y="0.379cm" svg:width="16.001cm" svg:height="7.794cm"/>
          <chart:axis chart:dimension="x" chart:name="primary-x" chart:style-name="ch4" chartooo:axis-type="auto">
            <chartooo:date-scale/>
            <chart:categories table:cell-range-address="工作表2.A2:工作表2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工作表2.B2:工作表2.B6" chart:label-cell-address="工作表2.B1:工作表2.B1" chart:class="chart:line">
            <chart:data-point chart:repeated="5"/>
          </chart:series>
          <chart:series chart:style-name="ch8" chart:values-cell-range-address="工作表2.D2:工作表2.D6" chart:label-cell-address="工作表2.D1:工作表2.D1" chart:class="chart:line">
            <chart:data-point chart:repeated="5"/>
          </chart:series>
          <chart:series chart:style-name="ch9" chart:values-cell-range-address="工作表2.C2:工作表2.C6" chart:label-cell-address="工作表2.C1:工作表2.C1" chart:class="chart:line">
            <chart:data-point chart:repeated="5"/>
          </chart:series>
          <chart:series chart:style-name="ch10" chart:values-cell-range-address="工作表2.E2:工作表2.E6" chart:label-cell-address="工作表2.E1:工作表2.E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:5,without warm</text:p>
                <draw:g>
                  <svg:desc>工作表2.B1:工作表2.B1</svg:desc>
                </draw:g>
              </table:table-cell>
              <table:table-cell office:value-type="string">
                <text:p>Epoch:5</text:p>
                <draw:g>
                  <svg:desc>工作表2.D1:工作表2.D1</svg:desc>
                </draw:g>
              </table:table-cell>
              <table:table-cell office:value-type="string">
                <text:p>Epoch:10,without warm</text:p>
                <draw:g>
                  <svg:desc>工作表2.C1:工作表2.C1</svg:desc>
                </draw:g>
              </table:table-cell>
              <table:table-cell office:value-type="string">
                <text:p>Epoch:10</text:p>
                <draw:g>
                  <svg:desc>工作表2.E1:工作表2.E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工作表2.A2:工作表2.A6</svg:desc>
                </draw:g>
              </table:table-cell>
              <table:table-cell office:value-type="float" office:value="26.0705567568932">
                <text:p>26.0705567568932</text:p>
                <draw:g>
                  <svg:desc>工作表2.B2:工作表2.B6</svg:desc>
                </draw:g>
              </table:table-cell>
              <table:table-cell office:value-type="float" office:value="70.1461967140256">
                <text:p>70.1461967140256</text:p>
                <draw:g>
                  <svg:desc>工作表2.D2:工作表2.D6</svg:desc>
                </draw:g>
              </table:table-cell>
              <table:table-cell office:value-type="float" office:value="16.2097003281249">
                <text:p>16.2097003281249</text:p>
                <draw:g>
                  <svg:desc>工作表2.C2:工作表2.C6</svg:desc>
                </draw:g>
              </table:table-cell>
              <table:table-cell office:value-type="float" office:value="40">
                <text:p>40</text:p>
                <draw:g>
                  <svg:desc>工作表2.E2:工作表2.E6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7.9974444441137">
                <text:p>37.9974444441137</text:p>
              </table:table-cell>
              <table:table-cell office:value-type="float" office:value="108.033632578028">
                <text:p>108.033632578028</text:p>
              </table:table-cell>
              <table:table-cell office:value-type="float" office:value="23.8490693652121">
                <text:p>23.8490693652121</text:p>
              </table:table-cell>
              <table:table-cell office:value-type="float" office:value="59.483705458165">
                <text:p>59.48370545816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0.7722919413919">
                <text:p>50.7722919413919</text:p>
              </table:table-cell>
              <table:table-cell office:value-type="float" office:value="144.157815885226">
                <text:p>144.157815885226</text:p>
              </table:table-cell>
              <table:table-cell office:value-type="float" office:value="31.9905836789596">
                <text:p>31.9905836789596</text:p>
              </table:table-cell>
              <table:table-cell office:value-type="float" office:value="79.0746248001174">
                <text:p>79.07462480011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1.3887082359307">
                <text:p>61.3887082359307</text:p>
              </table:table-cell>
              <table:table-cell office:value-type="float" office:value="175.211848917749">
                <text:p>175.211848917749</text:p>
              </table:table-cell>
              <table:table-cell office:value-type="float" office:value="38.9262951061077">
                <text:p>38.9262951061077</text:p>
              </table:table-cell>
              <table:table-cell office:value-type="float" office:value="97.7919278271766">
                <text:p>97.79192782717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7.015706666667">
                <text:p>117.015706666667</text:p>
              </table:table-cell>
              <table:table-cell office:value-type="float" office:value="336.858515">
                <text:p>336.858515</text:p>
              </table:table-cell>
              <table:table-cell office:value-type="float" office:value="75.0323218290043">
                <text:p>75.0323218290043</text:p>
              </table:table-cell>
              <table:table-cell office:value-type="float" office:value="189.045627900433">
                <text:p>189.0456279004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